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6.05cm" table:align="margins" style:writing-mode="lr-tb"/>
    </style:style>
    <style:style style:name="Tabla1.A" style:family="table-column">
      <style:table-column-properties style:column-width="3.209cm" style:rel-column-width="13104*"/>
    </style:style>
    <style:style style:name="Tabla1.B" style:family="table-column">
      <style:table-column-properties style:column-width="3.21cm" style:rel-column-width="13111*"/>
    </style:style>
    <style:style style:name="Tabla1.C" style:family="table-column">
      <style:table-column-properties style:column-width="2.247cm" style:rel-column-width="9177*"/>
    </style:style>
    <style:style style:name="Tabla1.E" style:family="table-column">
      <style:table-column-properties style:column-width="5.135cm" style:rel-column-width="20966*"/>
    </style:style>
    <style:style style:name="Tabla1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1.E1" style:family="table-cell">
      <style:table-cell-properties fo:padding="0.097cm" fo:border="0.05pt solid #999999"/>
    </style:style>
    <style:style style:name="Tabla1.A2" style:family="table-cell">
      <style:table-cell-properties fo:padding="0.097cm" fo:border-left="0.05pt solid #999999" fo:border-right="none" fo:border-top="none" fo:border-bottom="0.05pt solid #999999"/>
    </style:style>
    <style:style style:name="Tabla1.E2" style:family="table-cell">
      <style:table-cell-properties fo:padding="0.097cm" fo:border-left="0.05pt solid #999999" fo:border-right="0.05pt solid #999999" fo:border-top="none" fo:border-bottom="0.05pt solid #999999"/>
    </style:style>
    <style:style style:name="Tabla1.25" style:family="table-row">
      <style:table-row-properties style:min-row-height="1.097cm"/>
    </style:style>
    <style:style style:name="Tabla2" style:family="table">
      <style:table-properties style:width="16.048cm" table:align="margins" style:writing-mode="lr-tb"/>
    </style:style>
    <style:style style:name="Tabla2.A" style:family="table-column">
      <style:table-column-properties style:column-width="7.863cm" style:rel-column-width="32112*"/>
    </style:style>
    <style:style style:name="Tabla2.B" style:family="table-column">
      <style:table-column-properties style:column-width="8.184cm" style:rel-column-width="33423*"/>
    </style:style>
    <style:style style:name="Tabla2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2.B1" style:family="table-cell">
      <style:table-cell-properties fo:padding="0.097cm" fo:border="0.05pt solid #999999"/>
    </style:style>
    <style:style style:name="Tabla2.A2" style:family="table-cell">
      <style:table-cell-properties fo:padding="0.097cm" fo:border-left="0.05pt solid #999999" fo:border-right="none" fo:border-top="none" fo:border-bottom="0.05pt solid #999999"/>
    </style:style>
    <style:style style:name="Tabla2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a3" style:family="table">
      <style:table-properties style:width="16.048cm" table:align="margins" style:writing-mode="lr-tb"/>
    </style:style>
    <style:style style:name="Tabla3.A" style:family="table-column">
      <style:table-column-properties style:column-width="6.419cm" style:rel-column-width="26215*"/>
    </style:style>
    <style:style style:name="Tabla3.B" style:family="table-column">
      <style:table-column-properties style:column-width="2.247cm" style:rel-column-width="9177*"/>
    </style:style>
    <style:style style:name="Tabla3.D" style:family="table-column">
      <style:table-column-properties style:column-width="5.135cm" style:rel-column-width="20966*"/>
    </style:style>
    <style:style style:name="Tabla3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3.D1" style:family="table-cell">
      <style:table-cell-properties fo:padding="0.097cm" fo:border="0.05pt solid #999999"/>
    </style:style>
    <style:style style:name="Tabla3.A2" style:family="table-cell">
      <style:table-cell-properties fo:padding="0.097cm" fo:border-left="0.05pt solid #999999" fo:border-right="none" fo:border-top="none" fo:border-bottom="0.05pt solid #999999"/>
    </style:style>
    <style:style style:name="Tabla3.D2" style:family="table-cell">
      <style:table-cell-properties fo:padding="0.097cm" fo:border-left="0.05pt solid #999999" fo:border-right="0.05pt solid #999999" fo:border-top="none" fo:border-bottom="0.05pt solid #999999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4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5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6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2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3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4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fo:language="es" fo:country="ES" officeooo:paragraph-rsid="00812f3a"/>
    </style:style>
    <style:style style:name="P1052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3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4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5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6" style:family="paragraph" style:parent-style-name="Standard">
      <style:text-properties fo:language="en" fo:country="GB" officeooo:rsid="00302645" officeooo:paragraph-rsid="00aeaca1"/>
    </style:style>
    <style:style style:name="P1057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58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59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0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2" style:family="paragraph" style:parent-style-name="Standard">
      <style:text-properties officeooo:paragraph-rsid="00b2c9ec"/>
    </style:style>
    <style:style style:name="P1063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4" style:family="paragraph" style:parent-style-name="Heading_20_1" style:master-page-name="First_20_Page">
      <style:paragraph-properties style:page-number="auto" fo:break-before="page"/>
      <style:text-properties fo:language="en" fo:country="GB" officeooo:rsid="0112aade" officeooo:paragraph-rsid="00b4674b"/>
    </style:style>
    <style:style style:name="P1065" style:family="paragraph" style:parent-style-name="Heading_20_2">
      <style:text-properties officeooo:paragraph-rsid="00953a0b"/>
    </style:style>
    <style:style style:name="P1066" style:family="paragraph" style:parent-style-name="Heading_20_2">
      <style:text-properties officeooo:paragraph-rsid="009d9fa4"/>
    </style:style>
    <style:style style:name="P1067" style:family="paragraph" style:parent-style-name="Heading_20_2">
      <style:text-properties officeooo:rsid="00953a0b" officeooo:paragraph-rsid="009df5ab"/>
    </style:style>
    <style:style style:name="P1068" style:family="paragraph" style:parent-style-name="Heading_20_2">
      <style:text-properties fo:language="en" fo:country="GB" officeooo:paragraph-rsid="00aa6423"/>
    </style:style>
    <style:style style:name="P1069" style:family="paragraph" style:parent-style-name="Heading_20_2">
      <style:text-properties fo:language="en" fo:country="GB" officeooo:paragraph-rsid="00aabb49"/>
    </style:style>
    <style:style style:name="P1070" style:family="paragraph" style:parent-style-name="Heading_20_2">
      <style:text-properties fo:language="en" fo:country="GB" officeooo:paragraph-rsid="00aad087"/>
    </style:style>
    <style:style style:name="P1071" style:family="paragraph" style:parent-style-name="Heading_20_2">
      <style:text-properties fo:language="en" fo:country="GB" officeooo:rsid="0044c43f" officeooo:paragraph-rsid="00ac3af3"/>
    </style:style>
    <style:style style:name="P1072" style:family="paragraph" style:parent-style-name="Heading_20_2">
      <style:text-properties fo:language="en" fo:country="GB" officeooo:paragraph-rsid="00ac3af3"/>
    </style:style>
    <style:style style:name="P1073" style:family="paragraph" style:parent-style-name="Heading_20_2">
      <style:text-properties fo:language="en" fo:country="GB" officeooo:paragraph-rsid="00acffd0"/>
    </style:style>
    <style:style style:name="P1074" style:family="paragraph" style:parent-style-name="Heading_20_2">
      <style:text-properties fo:language="en" fo:country="GB" officeooo:paragraph-rsid="00ada44a"/>
    </style:style>
    <style:style style:name="P1075" style:family="paragraph" style:parent-style-name="Heading_20_2">
      <style:text-properties fo:language="en" fo:country="GB" officeooo:paragraph-rsid="00aeaca1"/>
    </style:style>
    <style:style style:name="P1076" style:family="paragraph" style:parent-style-name="Heading_20_2">
      <style:text-properties fo:language="en" fo:country="GB" officeooo:paragraph-rsid="00b0432f"/>
    </style:style>
    <style:style style:name="P1077" style:family="paragraph" style:parent-style-name="Heading_20_2">
      <style:text-properties fo:language="en" fo:country="GB" officeooo:paragraph-rsid="00b0a0df"/>
    </style:style>
    <style:style style:name="P1078" style:family="paragraph" style:parent-style-name="Heading_20_2">
      <style:text-properties fo:language="en" fo:country="GB" officeooo:paragraph-rsid="00b1aa77"/>
    </style:style>
    <style:style style:name="P1079" style:family="paragraph" style:parent-style-name="Heading_20_2">
      <style:text-properties fo:language="en" fo:country="GB" officeooo:paragraph-rsid="00b2c9ec"/>
    </style:style>
    <style:style style:name="P1080" style:family="paragraph" style:parent-style-name="Heading_20_2">
      <style:text-properties fo:language="en" fo:country="GB" officeooo:paragraph-rsid="00b2f2aa"/>
    </style:style>
    <style:style style:name="P1081" style:family="paragraph" style:parent-style-name="Heading_20_2">
      <style:text-properties fo:language="en" fo:country="GB" officeooo:paragraph-rsid="00b4674b"/>
    </style:style>
    <style:style style:name="P1082" style:family="paragraph" style:parent-style-name="Heading_20_2">
      <style:text-properties officeooo:paragraph-rsid="00b2c9ec"/>
    </style:style>
    <style:style style:name="P1083" style:family="paragraph" style:parent-style-name="Heading_20_2">
      <style:text-properties officeooo:paragraph-rsid="00b2f2aa"/>
    </style:style>
    <style:style style:name="P1084" style:family="paragraph" style:parent-style-name="Heading_20_3">
      <style:text-properties fo:language="en" fo:country="GB" officeooo:paragraph-rsid="00565ab3"/>
    </style:style>
    <style:style style:name="P1085" style:family="paragraph" style:parent-style-name="Heading_20_3">
      <style:text-properties fo:language="en" fo:country="GB" officeooo:paragraph-rsid="009517d3"/>
    </style:style>
    <style:style style:name="P1086" style:family="paragraph" style:parent-style-name="Heading_20_3">
      <style:text-properties fo:language="en" fo:country="GB" officeooo:paragraph-rsid="00b2f2aa"/>
    </style:style>
    <style:style style:name="P1087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088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9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0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1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092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093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094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095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096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097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098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099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00" style:family="paragraph" style:parent-style-name="Text_20_body_20__28_user_29_" style:list-style-name="L196">
      <style:text-properties officeooo:paragraph-rsid="00912d1f"/>
    </style:style>
    <style:style style:name="P1101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02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3" style:family="paragraph" style:parent-style-name="Text_20_body" style:list-style-name="L1">
      <style:text-properties fo:color="#000000" fo:language="en" fo:country="GB" officeooo:paragraph-rsid="00a41d7a"/>
    </style:style>
    <style:style style:name="P1104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05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06" style:family="paragraph" style:parent-style-name="Text_20_body" style:list-style-name="L4">
      <style:text-properties fo:color="#000000" fo:language="en" fo:country="GB" officeooo:paragraph-rsid="0052d8ad"/>
    </style:style>
    <style:style style:name="P1107" style:family="paragraph" style:parent-style-name="Text_20_body" style:list-style-name="L130">
      <style:text-properties fo:color="#000000" fo:language="en" fo:country="GB" officeooo:paragraph-rsid="00812f3a"/>
    </style:style>
    <style:style style:name="P1108" style:family="paragraph" style:parent-style-name="Text_20_body" style:list-style-name="L131">
      <style:text-properties fo:color="#000000" fo:language="en" fo:country="GB" officeooo:paragraph-rsid="007baa68"/>
    </style:style>
    <style:style style:name="P1109" style:family="paragraph" style:parent-style-name="Text_20_body" style:list-style-name="L131">
      <style:text-properties fo:color="#000000" fo:language="en" fo:country="GB" officeooo:paragraph-rsid="00812f3a"/>
    </style:style>
    <style:style style:name="P1110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11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12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13" style:family="paragraph" style:parent-style-name="Text_20_body" style:list-style-name="L133">
      <style:text-properties fo:color="#000000" fo:language="en" fo:country="GB" officeooo:paragraph-rsid="007baa68"/>
    </style:style>
    <style:style style:name="P1114" style:family="paragraph" style:parent-style-name="Text_20_body" style:list-style-name="L134">
      <style:text-properties fo:color="#000000" fo:language="en" fo:country="GB" officeooo:paragraph-rsid="00812f3a"/>
    </style:style>
    <style:style style:name="P1115" style:family="paragraph" style:parent-style-name="Text_20_body" style:list-style-name="L137">
      <style:text-properties fo:color="#000000" fo:language="en" fo:country="GB" officeooo:paragraph-rsid="007baa68"/>
    </style:style>
    <style:style style:name="P1116" style:family="paragraph" style:parent-style-name="Text_20_body" style:list-style-name="L139">
      <style:text-properties fo:color="#000000" fo:language="en" fo:country="GB" officeooo:paragraph-rsid="00812f3a"/>
    </style:style>
    <style:style style:name="P1117" style:family="paragraph" style:parent-style-name="Text_20_body" style:list-style-name="L141">
      <style:text-properties fo:color="#000000" fo:language="en" fo:country="GB" officeooo:paragraph-rsid="00812f3a"/>
    </style:style>
    <style:style style:name="P1118" style:family="paragraph" style:parent-style-name="Text_20_body" style:list-style-name="L142">
      <style:text-properties fo:color="#000000" fo:language="en" fo:country="GB" officeooo:paragraph-rsid="00812f3a"/>
    </style:style>
    <style:style style:name="P1119" style:family="paragraph" style:parent-style-name="Text_20_body" style:list-style-name="L142">
      <style:text-properties fo:color="#000000" fo:language="en" fo:country="GB" officeooo:paragraph-rsid="007baa68"/>
    </style:style>
    <style:style style:name="P1120" style:family="paragraph" style:parent-style-name="Text_20_body" style:list-style-name="L143">
      <style:text-properties fo:color="#000000" fo:language="en" fo:country="GB" officeooo:paragraph-rsid="00812f3a"/>
    </style:style>
    <style:style style:name="P1121" style:family="paragraph" style:parent-style-name="Text_20_body" style:list-style-name="L233">
      <style:text-properties fo:color="#000000" fo:language="en" fo:country="GB" officeooo:paragraph-rsid="007ffd82"/>
    </style:style>
    <style:style style:name="P1122" style:family="paragraph" style:parent-style-name="Text_20_body" style:list-style-name="L234">
      <style:text-properties fo:color="#000000" fo:language="en" fo:country="GB" officeooo:paragraph-rsid="007ffd82"/>
    </style:style>
    <style:style style:name="P1123" style:family="paragraph" style:parent-style-name="Text_20_body" style:list-style-name="L235">
      <style:text-properties fo:color="#000000" fo:language="en" fo:country="GB" officeooo:paragraph-rsid="007ffd82"/>
    </style:style>
    <style:style style:name="P1124" style:family="paragraph" style:parent-style-name="Text_20_body" style:list-style-name="L260">
      <style:text-properties fo:color="#000000" fo:language="en" fo:country="GB" officeooo:paragraph-rsid="00aa6423"/>
    </style:style>
    <style:style style:name="P1125" style:family="paragraph" style:parent-style-name="Text_20_body">
      <style:text-properties fo:color="#000000" fo:language="en" fo:country="GB" officeooo:paragraph-rsid="00aa6423"/>
    </style:style>
    <style:style style:name="P1126" style:family="paragraph" style:parent-style-name="Text_20_body" style:list-style-name="L265">
      <style:text-properties fo:color="#000000" fo:language="en" fo:country="GB" officeooo:paragraph-rsid="00aabb49"/>
    </style:style>
    <style:style style:name="P1127" style:family="paragraph" style:parent-style-name="Text_20_body">
      <style:text-properties fo:color="#000000" fo:language="en" fo:country="GB" officeooo:paragraph-rsid="00aabb49"/>
    </style:style>
    <style:style style:name="P1128" style:family="paragraph" style:parent-style-name="Text_20_body" style:list-style-name="L130">
      <style:text-properties fo:color="#000000" officeooo:paragraph-rsid="00812f3a"/>
    </style:style>
    <style:style style:name="P1129" style:family="paragraph" style:parent-style-name="Text_20_body" style:list-style-name="L130">
      <style:text-properties fo:color="#000000" officeooo:rsid="00b363eb" officeooo:paragraph-rsid="00812f3a"/>
    </style:style>
    <style:style style:name="P1130" style:family="paragraph" style:parent-style-name="Text_20_body" style:list-style-name="L131">
      <style:text-properties fo:color="#000000" officeooo:paragraph-rsid="00812f3a"/>
    </style:style>
    <style:style style:name="P1131" style:family="paragraph" style:parent-style-name="Text_20_body" style:list-style-name="L131">
      <style:text-properties fo:color="#000000" fo:language="en" fo:country="US" officeooo:paragraph-rsid="00812f3a"/>
    </style:style>
    <style:style style:name="P1132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33" style:family="paragraph" style:parent-style-name="Text_20_body" style:list-style-name="L134">
      <style:text-properties fo:color="#000000" fo:language="en" fo:country="US" officeooo:paragraph-rsid="00812f3a"/>
    </style:style>
    <style:style style:name="P1134" style:family="paragraph" style:parent-style-name="Text_20_body" style:list-style-name="L135">
      <style:text-properties fo:color="#000000" fo:language="en" fo:country="US" officeooo:paragraph-rsid="00812f3a"/>
    </style:style>
    <style:style style:name="P1135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36" style:family="paragraph" style:parent-style-name="Text_20_body" style:list-style-name="L137">
      <style:text-properties fo:color="#000000" fo:language="en" fo:country="US" officeooo:paragraph-rsid="00812f3a"/>
    </style:style>
    <style:style style:name="P1137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38" style:family="paragraph" style:parent-style-name="Text_20_body" style:list-style-name="L133">
      <style:text-properties fo:color="#000000" officeooo:rsid="0081180d" officeooo:paragraph-rsid="00812f3a"/>
    </style:style>
    <style:style style:name="P1139" style:family="paragraph" style:parent-style-name="Text_20_body" style:list-style-name="L133">
      <style:text-properties fo:color="#000000" officeooo:paragraph-rsid="00812f3a"/>
    </style:style>
    <style:style style:name="P1140" style:family="paragraph" style:parent-style-name="Text_20_body" style:list-style-name="L134">
      <style:text-properties fo:color="#000000" officeooo:paragraph-rsid="00812f3a"/>
    </style:style>
    <style:style style:name="P1141" style:family="paragraph" style:parent-style-name="Text_20_body" style:list-style-name="L134">
      <style:text-properties fo:color="#000000" officeooo:rsid="00840731" officeooo:paragraph-rsid="00812f3a"/>
    </style:style>
    <style:style style:name="P1142" style:family="paragraph" style:parent-style-name="Text_20_body" style:list-style-name="L135">
      <style:text-properties fo:color="#000000" officeooo:paragraph-rsid="00812f3a"/>
    </style:style>
    <style:style style:name="P1143" style:family="paragraph" style:parent-style-name="Text_20_body" style:list-style-name="L137">
      <style:text-properties fo:color="#000000" officeooo:paragraph-rsid="00812f3a"/>
    </style:style>
    <style:style style:name="P1144" style:family="paragraph" style:parent-style-name="Text_20_body" style:list-style-name="L139">
      <style:text-properties fo:color="#000000" officeooo:paragraph-rsid="00812f3a"/>
    </style:style>
    <style:style style:name="P1145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46" style:family="paragraph" style:parent-style-name="Text_20_body" style:list-style-name="L142">
      <style:text-properties fo:color="#000000" officeooo:paragraph-rsid="00812f3a"/>
    </style:style>
    <style:style style:name="P1147" style:family="paragraph" style:parent-style-name="Text_20_body" style:list-style-name="L143">
      <style:text-properties fo:color="#000000" officeooo:paragraph-rsid="00812f3a"/>
    </style:style>
    <style:style style:name="P1148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49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0" style:family="paragraph" style:parent-style-name="Text_20_body" style:list-style-name="L5">
      <style:text-properties fo:language="en" fo:country="GB" officeooo:rsid="0041d1d2" officeooo:paragraph-rsid="0052d8ad"/>
    </style:style>
    <style:style style:name="P1151" style:family="paragraph" style:parent-style-name="Text_20_body" style:list-style-name="L266">
      <style:text-properties fo:language="en" fo:country="GB" officeooo:rsid="0041d1d2" officeooo:paragraph-rsid="00aad087"/>
    </style:style>
    <style:style style:name="P1152" style:family="paragraph" style:parent-style-name="Text_20_body" style:list-style-name="L5">
      <style:text-properties fo:language="en" fo:country="GB" officeooo:paragraph-rsid="0052d8ad"/>
    </style:style>
    <style:style style:name="P1153" style:family="paragraph" style:parent-style-name="Text_20_body" style:list-style-name="L6">
      <style:text-properties fo:language="en" fo:country="GB" officeooo:rsid="0042e152" officeooo:paragraph-rsid="0052d8ad"/>
    </style:style>
    <style:style style:name="P1154" style:family="paragraph" style:parent-style-name="Text_20_body" style:list-style-name="L267">
      <style:text-properties fo:language="en" fo:country="GB" officeooo:rsid="0042e152" officeooo:paragraph-rsid="00ac3af3"/>
    </style:style>
    <style:style style:name="P1155" style:family="paragraph" style:parent-style-name="Text_20_body">
      <style:text-properties fo:language="en" fo:country="GB" officeooo:rsid="0042e152" officeooo:paragraph-rsid="00ac3af3"/>
    </style:style>
    <style:style style:name="P1156" style:family="paragraph" style:parent-style-name="Text_20_body" style:list-style-name="L6">
      <style:text-properties fo:language="en" fo:country="GB" officeooo:rsid="005db8c7" officeooo:paragraph-rsid="0052d8ad"/>
    </style:style>
    <style:style style:name="P1157" style:family="paragraph" style:parent-style-name="Text_20_body" style:list-style-name="L7">
      <style:text-properties fo:language="en" fo:country="GB" officeooo:rsid="005db8c7" officeooo:paragraph-rsid="0052d8ad"/>
    </style:style>
    <style:style style:name="P1158" style:family="paragraph" style:parent-style-name="Text_20_body" style:list-style-name="L267">
      <style:text-properties fo:language="en" fo:country="GB" officeooo:rsid="005db8c7" officeooo:paragraph-rsid="00ac3af3"/>
    </style:style>
    <style:style style:name="P1159" style:family="paragraph" style:parent-style-name="Text_20_body" style:list-style-name="L269">
      <style:text-properties fo:language="en" fo:country="GB" officeooo:rsid="005db8c7" officeooo:paragraph-rsid="00ac3af3"/>
    </style:style>
    <style:style style:name="P1160" style:family="paragraph" style:parent-style-name="Text_20_body" style:list-style-name="L6">
      <style:text-properties fo:language="en" fo:country="GB" officeooo:paragraph-rsid="0052d8ad"/>
    </style:style>
    <style:style style:name="P1161" style:family="paragraph" style:parent-style-name="Text_20_body" style:list-style-name="L7">
      <style:text-properties fo:language="en" fo:country="GB" officeooo:rsid="005f572e" officeooo:paragraph-rsid="0052d8ad"/>
    </style:style>
    <style:style style:name="P1162" style:family="paragraph" style:parent-style-name="Text_20_body" style:list-style-name="L269">
      <style:text-properties fo:language="en" fo:country="GB" officeooo:rsid="005f572e" officeooo:paragraph-rsid="00ac3af3"/>
    </style:style>
    <style:style style:name="P1163" style:family="paragraph" style:parent-style-name="Text_20_body" style:list-style-name="L8">
      <style:text-properties fo:language="en" fo:country="GB" officeooo:rsid="004c5e2a" officeooo:paragraph-rsid="0052d8ad"/>
    </style:style>
    <style:style style:name="P1164" style:family="paragraph" style:parent-style-name="Text_20_body" style:list-style-name="L270">
      <style:text-properties fo:language="en" fo:country="GB" officeooo:rsid="004c5e2a" officeooo:paragraph-rsid="00acffd0"/>
    </style:style>
    <style:style style:name="P1165" style:family="paragraph" style:parent-style-name="Text_20_body" style:list-style-name="L8">
      <style:text-properties fo:language="en" fo:country="GB" officeooo:rsid="0045bff7" officeooo:paragraph-rsid="0052d8ad"/>
    </style:style>
    <style:style style:name="P1166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67" style:family="paragraph" style:parent-style-name="Text_20_body" style:list-style-name="L270">
      <style:text-properties fo:language="en" fo:country="GB" officeooo:rsid="0045bff7" officeooo:paragraph-rsid="00acffd0"/>
    </style:style>
    <style:style style:name="P1168" style:family="paragraph" style:parent-style-name="Text_20_body" style:list-style-name="L8">
      <style:text-properties fo:language="en" fo:country="GB" officeooo:paragraph-rsid="0052d8ad"/>
    </style:style>
    <style:style style:name="P1169" style:family="paragraph" style:parent-style-name="Text_20_body" style:list-style-name="L9">
      <style:text-properties fo:language="en" fo:country="GB" officeooo:paragraph-rsid="0052d8ad"/>
    </style:style>
    <style:style style:name="P1170" style:family="paragraph" style:parent-style-name="Text_20_body" style:list-style-name="L9">
      <style:text-properties fo:language="en" fo:country="GB" officeooo:rsid="004f0403" officeooo:paragraph-rsid="0052d8ad"/>
    </style:style>
    <style:style style:name="P1171" style:family="paragraph" style:parent-style-name="Text_20_body" style:list-style-name="L271">
      <style:text-properties fo:language="en" fo:country="GB" officeooo:rsid="004f0403" officeooo:paragraph-rsid="00ada44a"/>
    </style:style>
    <style:style style:name="P1172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173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174" style:family="paragraph" style:parent-style-name="Text_20_body">
      <style:text-properties fo:language="en" fo:country="GB" officeooo:rsid="0042f9fd" officeooo:paragraph-rsid="00ada44a"/>
    </style:style>
    <style:style style:name="P1175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176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177" style:family="paragraph" style:parent-style-name="Text_20_body" style:list-style-name="L9">
      <style:text-properties fo:language="en" fo:country="GB" officeooo:rsid="0043f975" officeooo:paragraph-rsid="0052d8ad"/>
    </style:style>
    <style:style style:name="P1178" style:family="paragraph" style:parent-style-name="Text_20_body" style:list-style-name="L271">
      <style:text-properties fo:language="en" fo:country="GB" officeooo:rsid="0043f975" officeooo:paragraph-rsid="00ada44a"/>
    </style:style>
    <style:style style:name="P1179" style:family="paragraph" style:parent-style-name="Text_20_body">
      <style:text-properties fo:language="en" fo:country="GB" officeooo:rsid="0043f975" officeooo:paragraph-rsid="00ada44a"/>
    </style:style>
    <style:style style:name="P1180" style:family="paragraph" style:parent-style-name="Text_20_body" style:list-style-name="L10">
      <style:text-properties fo:language="en" fo:country="GB" officeooo:rsid="004c3192" officeooo:paragraph-rsid="0052d8ad"/>
    </style:style>
    <style:style style:name="P1181" style:family="paragraph" style:parent-style-name="Text_20_body" style:list-style-name="L272">
      <style:text-properties fo:language="en" fo:country="GB" officeooo:rsid="004c3192" officeooo:paragraph-rsid="00aeaca1"/>
    </style:style>
    <style:style style:name="P1182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183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184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185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186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187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188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189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190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191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192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193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194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195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196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197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198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199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00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01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02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03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04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05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06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07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08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09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10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11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12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13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14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15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16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17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18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19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20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21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22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23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24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25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26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27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28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29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30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31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32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33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34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35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36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37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38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39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40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41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42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43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44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45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46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47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48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49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50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51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52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53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54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55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56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57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58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59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60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61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62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63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64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65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66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67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68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69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270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271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272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273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274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275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276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277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278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279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280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281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282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283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284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285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286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287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88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89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290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291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292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293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294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295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296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297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298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299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00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01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02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03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04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05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06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07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08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0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10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11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12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13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14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15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16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17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18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19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20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21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22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23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24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25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26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27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28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29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30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31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32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33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34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35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36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37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38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39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40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41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42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43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4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45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46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47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48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49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50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51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52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53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54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55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56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57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58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59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60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61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62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63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64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65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66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67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68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369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370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371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372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373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374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375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376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377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378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379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380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381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38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38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38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38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38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387" style:family="paragraph" style:parent-style-name="Text_20_body" style:list-style-name="L19">
      <style:text-properties fo:language="en" fo:country="GB" officeooo:rsid="007432d0" officeooo:paragraph-rsid="00565ab3"/>
    </style:style>
    <style:style style:name="P1388" style:family="paragraph" style:parent-style-name="Text_20_body" style:list-style-name="L287">
      <style:text-properties fo:language="en" fo:country="GB" officeooo:rsid="007432d0" officeooo:paragraph-rsid="00b2c9ec"/>
    </style:style>
    <style:style style:name="P1389" style:family="paragraph" style:parent-style-name="Text_20_body" style:list-style-name="L21">
      <style:text-properties fo:language="en" fo:country="GB" officeooo:rsid="00ae4a9c" officeooo:paragraph-rsid="00565ab3"/>
    </style:style>
    <style:style style:name="P1390" style:family="paragraph" style:parent-style-name="Text_20_body" style:list-style-name="L305">
      <style:text-properties fo:language="en" fo:country="GB" officeooo:rsid="00ae4a9c" officeooo:paragraph-rsid="00b2c9ec"/>
    </style:style>
    <style:style style:name="P1391" style:family="paragraph" style:parent-style-name="Text_20_body">
      <style:text-properties fo:language="en" fo:country="GB" officeooo:rsid="00ae4a9c" officeooo:paragraph-rsid="00b2c9ec"/>
    </style:style>
    <style:style style:name="P1392" style:family="paragraph" style:parent-style-name="Text_20_body" style:list-style-name="L21">
      <style:text-properties fo:language="en" fo:country="GB" officeooo:rsid="00afe563" officeooo:paragraph-rsid="00565ab3"/>
    </style:style>
    <style:style style:name="P1393" style:family="paragraph" style:parent-style-name="Text_20_body" style:list-style-name="L305">
      <style:text-properties fo:language="en" fo:country="GB" officeooo:rsid="00afe563" officeooo:paragraph-rsid="00b2c9ec"/>
    </style:style>
    <style:style style:name="P1394" style:family="paragraph" style:parent-style-name="Text_20_body" style:list-style-name="L22">
      <style:text-properties fo:language="en" fo:country="GB" officeooo:rsid="00b9a553" officeooo:paragraph-rsid="00565ab3"/>
    </style:style>
    <style:style style:name="P1395" style:family="paragraph" style:parent-style-name="Text_20_body" style:list-style-name="L306">
      <style:text-properties fo:language="en" fo:country="GB" officeooo:rsid="00b9a553" officeooo:paragraph-rsid="00b2c9ec"/>
    </style:style>
    <style:style style:name="P1396" style:family="paragraph" style:parent-style-name="Text_20_body">
      <style:text-properties fo:language="en" fo:country="GB" officeooo:rsid="00b9a553" officeooo:paragraph-rsid="00b2c9ec"/>
    </style:style>
    <style:style style:name="P1397" style:family="paragraph" style:parent-style-name="Text_20_body" style:list-style-name="L22">
      <style:text-properties fo:language="en" fo:country="GB" officeooo:rsid="00bb0cba" officeooo:paragraph-rsid="00565ab3"/>
    </style:style>
    <style:style style:name="P1398" style:family="paragraph" style:parent-style-name="Text_20_body" style:list-style-name="L306">
      <style:text-properties fo:language="en" fo:country="GB" officeooo:rsid="00bb0cba" officeooo:paragraph-rsid="00b2c9ec"/>
    </style:style>
    <style:style style:name="P1399" style:family="paragraph" style:parent-style-name="Text_20_body" style:list-style-name="L24">
      <style:text-properties fo:language="en" fo:country="GB" officeooo:rsid="007a9063" officeooo:paragraph-rsid="00565ab3"/>
    </style:style>
    <style:style style:name="P1400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01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02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03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04" style:family="paragraph" style:parent-style-name="Text_20_body" style:list-style-name="L308">
      <style:text-properties fo:language="en" fo:country="GB" officeooo:rsid="007a9063" officeooo:paragraph-rsid="00b2c9ec"/>
    </style:style>
    <style:style style:name="P1405" style:family="paragraph" style:parent-style-name="Text_20_body" style:list-style-name="L24">
      <style:text-properties fo:language="en" fo:country="GB" officeooo:rsid="007b29bb" officeooo:paragraph-rsid="00565ab3"/>
    </style:style>
    <style:style style:name="P1406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07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08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09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10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11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12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13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14" style:family="paragraph" style:parent-style-name="Text_20_body" style:list-style-name="L308">
      <style:text-properties fo:language="en" fo:country="GB" officeooo:rsid="007b29bb" officeooo:paragraph-rsid="00b2c9ec"/>
    </style:style>
    <style:style style:name="P1415" style:family="paragraph" style:parent-style-name="Text_20_body" style:list-style-name="L24">
      <style:text-properties fo:language="en" fo:country="GB" officeooo:rsid="00c8f3e4" officeooo:paragraph-rsid="00565ab3"/>
    </style:style>
    <style:style style:name="P1416" style:family="paragraph" style:parent-style-name="Text_20_body" style:list-style-name="L308">
      <style:text-properties fo:language="en" fo:country="GB" officeooo:rsid="00c8f3e4" officeooo:paragraph-rsid="00b2c9ec"/>
    </style:style>
    <style:style style:name="P1417" style:family="paragraph" style:parent-style-name="Text_20_body" style:list-style-name="L24">
      <style:text-properties fo:language="en" fo:country="GB" officeooo:rsid="007c2124" officeooo:paragraph-rsid="00565ab3"/>
    </style:style>
    <style:style style:name="P1418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19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20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21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22" style:family="paragraph" style:parent-style-name="Text_20_body" style:list-style-name="L26">
      <style:text-properties fo:language="en" fo:country="GB" officeooo:rsid="007c2124" officeooo:paragraph-rsid="00565ab3"/>
    </style:style>
    <style:style style:name="P1423" style:family="paragraph" style:parent-style-name="Text_20_body" style:list-style-name="L308">
      <style:text-properties fo:language="en" fo:country="GB" officeooo:rsid="007c2124" officeooo:paragraph-rsid="00b2c9ec"/>
    </style:style>
    <style:style style:name="P1424" style:family="paragraph" style:parent-style-name="Text_20_body" style:list-style-name="L310">
      <style:text-properties fo:language="en" fo:country="GB" officeooo:rsid="007c2124" officeooo:paragraph-rsid="00b2c9ec"/>
    </style:style>
    <style:style style:name="P1425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26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27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28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29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30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31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32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33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34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35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36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37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38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39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40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41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42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43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44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45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46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47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48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49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50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51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452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453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454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455" style:family="paragraph" style:parent-style-name="Text_20_body" style:list-style-name="L99">
      <style:text-properties fo:language="en" fo:country="GB" officeooo:paragraph-rsid="005d4b11" fo:background-color="transparent"/>
    </style:style>
    <style:style style:name="P1456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457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458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459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460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461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462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463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464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465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466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467" style:family="paragraph" style:parent-style-name="Text_20_body" style:list-style-name="L28">
      <style:text-properties fo:language="en" fo:country="GB" officeooo:rsid="00fe16de" officeooo:paragraph-rsid="00565ab3"/>
    </style:style>
    <style:style style:name="P1468" style:family="paragraph" style:parent-style-name="Text_20_body" style:list-style-name="L312">
      <style:text-properties fo:language="en" fo:country="GB" officeooo:rsid="00fe16de" officeooo:paragraph-rsid="00b2c9ec"/>
    </style:style>
    <style:style style:name="P1469" style:family="paragraph" style:parent-style-name="Text_20_body">
      <style:text-properties fo:language="en" fo:country="GB" officeooo:rsid="00fe16de" officeooo:paragraph-rsid="00b2c9ec"/>
    </style:style>
    <style:style style:name="P1470" style:family="paragraph" style:parent-style-name="Text_20_body" style:list-style-name="L28">
      <style:text-properties fo:language="en" fo:country="GB" officeooo:rsid="00ff96f1" officeooo:paragraph-rsid="00565ab3"/>
    </style:style>
    <style:style style:name="P1471" style:family="paragraph" style:parent-style-name="Text_20_body" style:list-style-name="L312">
      <style:text-properties fo:language="en" fo:country="GB" officeooo:rsid="00ff96f1" officeooo:paragraph-rsid="00b2c9ec"/>
    </style:style>
    <style:style style:name="P1472" style:family="paragraph" style:parent-style-name="Text_20_body" style:list-style-name="L28">
      <style:text-properties fo:language="en" fo:country="GB" officeooo:rsid="00873143" officeooo:paragraph-rsid="00565ab3"/>
    </style:style>
    <style:style style:name="P1473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474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475" style:family="paragraph" style:parent-style-name="Text_20_body" style:list-style-name="L312">
      <style:text-properties fo:language="en" fo:country="GB" officeooo:rsid="00873143" officeooo:paragraph-rsid="00b2c9ec"/>
    </style:style>
    <style:style style:name="P1476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477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478" style:family="paragraph" style:parent-style-name="Text_20_body" style:list-style-name="L28">
      <style:text-properties fo:language="en" fo:country="GB" officeooo:rsid="01003ee6" officeooo:paragraph-rsid="00565ab3"/>
    </style:style>
    <style:style style:name="P1479" style:family="paragraph" style:parent-style-name="Text_20_body" style:list-style-name="L312">
      <style:text-properties fo:language="en" fo:country="GB" officeooo:rsid="01003ee6" officeooo:paragraph-rsid="00b2c9ec"/>
    </style:style>
    <style:style style:name="P1480" style:family="paragraph" style:parent-style-name="Text_20_body" style:list-style-name="L28">
      <style:text-properties fo:language="en" fo:country="GB" officeooo:rsid="00888d06" officeooo:paragraph-rsid="00565ab3"/>
    </style:style>
    <style:style style:name="P1481" style:family="paragraph" style:parent-style-name="Text_20_body" style:list-style-name="L312">
      <style:text-properties fo:language="en" fo:country="GB" officeooo:rsid="00888d06" officeooo:paragraph-rsid="00b2c9ec"/>
    </style:style>
    <style:style style:name="P1482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483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484" style:family="paragraph" style:parent-style-name="Text_20_body" style:list-style-name="L31">
      <style:text-properties fo:language="en" fo:country="GB" officeooo:rsid="011056ad" officeooo:paragraph-rsid="00565ab3"/>
    </style:style>
    <style:style style:name="P1485" style:family="paragraph" style:parent-style-name="Text_20_body" style:list-style-name="L32">
      <style:text-properties fo:language="en" fo:country="GB" officeooo:rsid="011056ad" officeooo:paragraph-rsid="00565ab3"/>
    </style:style>
    <style:style style:name="P1486" style:family="paragraph" style:parent-style-name="Text_20_body" style:list-style-name="L33">
      <style:text-properties fo:language="en" fo:country="GB" officeooo:rsid="011056ad" officeooo:paragraph-rsid="00565ab3"/>
    </style:style>
    <style:style style:name="P1487" style:family="paragraph" style:parent-style-name="Text_20_body" style:list-style-name="L34">
      <style:text-properties fo:language="en" fo:country="GB" officeooo:rsid="011056ad" officeooo:paragraph-rsid="00565ab3"/>
    </style:style>
    <style:style style:name="P1488" style:family="paragraph" style:parent-style-name="Text_20_body" style:list-style-name="L315">
      <style:text-properties fo:language="en" fo:country="GB" officeooo:rsid="011056ad" officeooo:paragraph-rsid="00b2c9ec"/>
    </style:style>
    <style:style style:name="P1489" style:family="paragraph" style:parent-style-name="Text_20_body" style:list-style-name="L316">
      <style:text-properties fo:language="en" fo:country="GB" officeooo:rsid="011056ad" officeooo:paragraph-rsid="00b2c9ec"/>
    </style:style>
    <style:style style:name="P1490" style:family="paragraph" style:parent-style-name="Text_20_body" style:list-style-name="L317">
      <style:text-properties fo:language="en" fo:country="GB" officeooo:rsid="011056ad" officeooo:paragraph-rsid="00b2c9ec"/>
    </style:style>
    <style:style style:name="P1491" style:family="paragraph" style:parent-style-name="Text_20_body" style:list-style-name="L318">
      <style:text-properties fo:language="en" fo:country="GB" officeooo:rsid="011056ad" officeooo:paragraph-rsid="00b2c9ec"/>
    </style:style>
    <style:style style:name="P1492" style:family="paragraph" style:parent-style-name="Text_20_body">
      <style:text-properties fo:language="en" fo:country="GB" officeooo:rsid="011056ad" officeooo:paragraph-rsid="00b2c9ec"/>
    </style:style>
    <style:style style:name="P1493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494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495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496" style:family="paragraph" style:parent-style-name="Text_20_body" style:list-style-name="L31">
      <style:text-properties fo:language="en" fo:country="GB" officeooo:rsid="008ca30b" officeooo:paragraph-rsid="00565ab3"/>
    </style:style>
    <style:style style:name="P1497" style:family="paragraph" style:parent-style-name="Text_20_body" style:list-style-name="L315">
      <style:text-properties fo:language="en" fo:country="GB" officeooo:rsid="008ca30b" officeooo:paragraph-rsid="00b2c9ec"/>
    </style:style>
    <style:style style:name="P1498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499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00" style:family="paragraph" style:parent-style-name="Text_20_body">
      <style:text-properties fo:language="en" fo:country="GB" officeooo:rsid="0110ba74" officeooo:paragraph-rsid="00b2c9ec"/>
    </style:style>
    <style:style style:name="P1501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02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03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04" style:family="paragraph" style:parent-style-name="Text_20_body" style:list-style-name="L43">
      <style:text-properties fo:language="en" fo:country="GB" officeooo:rsid="0113d6bd" officeooo:paragraph-rsid="00565ab3"/>
    </style:style>
    <style:style style:name="P1505" style:family="paragraph" style:parent-style-name="Text_20_body" style:list-style-name="L44">
      <style:text-properties fo:language="en" fo:country="GB" officeooo:rsid="0113d6bd" officeooo:paragraph-rsid="00565ab3"/>
    </style:style>
    <style:style style:name="P1506" style:family="paragraph" style:parent-style-name="Text_20_body" style:list-style-name="L45">
      <style:text-properties fo:language="en" fo:country="GB" officeooo:rsid="0113d6bd" officeooo:paragraph-rsid="00565ab3"/>
    </style:style>
    <style:style style:name="P1507" style:family="paragraph" style:parent-style-name="Text_20_body" style:list-style-name="L46">
      <style:text-properties fo:language="en" fo:country="GB" officeooo:rsid="0113d6bd" officeooo:paragraph-rsid="00565ab3"/>
    </style:style>
    <style:style style:name="P1508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09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10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11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12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13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14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15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16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17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18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19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0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21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22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3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4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5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6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7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8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29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0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31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532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33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34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35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536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537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538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539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540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541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542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543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544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545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546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547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548" style:family="paragraph" style:parent-style-name="Text_20_body" style:list-style-name="L77">
      <style:text-properties fo:language="en" fo:country="GB" officeooo:paragraph-rsid="00589a4c"/>
    </style:style>
    <style:style style:name="P1549" style:family="paragraph" style:parent-style-name="Text_20_body" style:list-style-name="L78">
      <style:text-properties fo:language="en" fo:country="GB" officeooo:paragraph-rsid="00589a4c"/>
    </style:style>
    <style:style style:name="P1550" style:family="paragraph" style:parent-style-name="Text_20_body" style:list-style-name="L80">
      <style:text-properties fo:language="en" fo:country="GB" officeooo:paragraph-rsid="00589a4c"/>
    </style:style>
    <style:style style:name="P1551" style:family="paragraph" style:parent-style-name="Text_20_body" style:list-style-name="L81">
      <style:text-properties fo:language="en" fo:country="GB" officeooo:paragraph-rsid="00589a4c"/>
    </style:style>
    <style:style style:name="P1552" style:family="paragraph" style:parent-style-name="Text_20_body" style:list-style-name="L82">
      <style:text-properties fo:language="en" fo:country="GB" officeooo:paragraph-rsid="00589a4c"/>
    </style:style>
    <style:style style:name="P1553" style:family="paragraph" style:parent-style-name="Text_20_body" style:list-style-name="L83">
      <style:text-properties fo:language="en" fo:country="GB" officeooo:paragraph-rsid="00589a4c"/>
    </style:style>
    <style:style style:name="P1554" style:family="paragraph" style:parent-style-name="Text_20_body" style:list-style-name="L84">
      <style:text-properties fo:language="en" fo:country="GB" officeooo:paragraph-rsid="0058c193"/>
    </style:style>
    <style:style style:name="P1555" style:family="paragraph" style:parent-style-name="Text_20_body" style:list-style-name="L85">
      <style:text-properties fo:language="en" fo:country="GB" officeooo:paragraph-rsid="0058c193"/>
    </style:style>
    <style:style style:name="P1556" style:family="paragraph" style:parent-style-name="Text_20_body" style:list-style-name="L86">
      <style:text-properties fo:language="en" fo:country="GB" officeooo:paragraph-rsid="0058c193"/>
    </style:style>
    <style:style style:name="P1557" style:family="paragraph" style:parent-style-name="Text_20_body" style:list-style-name="L90">
      <style:text-properties fo:language="en" fo:country="GB" officeooo:paragraph-rsid="005b2a5e"/>
    </style:style>
    <style:style style:name="P1558" style:family="paragraph" style:parent-style-name="Text_20_body" style:list-style-name="L92">
      <style:text-properties fo:language="en" fo:country="GB" officeooo:paragraph-rsid="005c8c74"/>
    </style:style>
    <style:style style:name="P1559" style:family="paragraph" style:parent-style-name="Text_20_body" style:list-style-name="L97">
      <style:text-properties fo:language="en" fo:country="GB" officeooo:paragraph-rsid="005c8c74"/>
    </style:style>
    <style:style style:name="P1560" style:family="paragraph" style:parent-style-name="Text_20_body" style:list-style-name="L103">
      <style:text-properties fo:language="en" fo:country="GB" officeooo:paragraph-rsid="005d4b11"/>
    </style:style>
    <style:style style:name="P1561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562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563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564" style:family="paragraph" style:parent-style-name="Text_20_body" style:list-style-name="L105">
      <style:text-properties fo:language="en" fo:country="GB" officeooo:paragraph-rsid="005d4b11"/>
    </style:style>
    <style:style style:name="P1565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566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567" style:family="paragraph" style:parent-style-name="Text_20_body" style:list-style-name="L110">
      <style:text-properties fo:language="en" fo:country="GB" officeooo:rsid="004e24b1" officeooo:paragraph-rsid="005fbc60"/>
    </style:style>
    <style:style style:name="P1568" style:family="paragraph" style:parent-style-name="Text_20_body" style:list-style-name="L110">
      <style:text-properties fo:language="en" fo:country="GB" officeooo:rsid="0045b210" officeooo:paragraph-rsid="005fbc60"/>
    </style:style>
    <style:style style:name="P1569" style:family="paragraph" style:parent-style-name="Text_20_body" style:list-style-name="L110">
      <style:text-properties fo:language="en" fo:country="GB" officeooo:rsid="004f7e07" officeooo:paragraph-rsid="005fbc60"/>
    </style:style>
    <style:style style:name="P1570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571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572" style:family="paragraph" style:parent-style-name="Text_20_body" style:list-style-name="L115">
      <style:text-properties fo:language="en" fo:country="GB" officeooo:rsid="004c4053" officeooo:paragraph-rsid="007988ca"/>
    </style:style>
    <style:style style:name="P1573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574" style:family="paragraph" style:parent-style-name="Text_20_body" style:list-style-name="L116">
      <style:text-properties fo:language="en" fo:country="GB" officeooo:rsid="004172c1" officeooo:paragraph-rsid="007988ca"/>
    </style:style>
    <style:style style:name="P1575" style:family="paragraph" style:parent-style-name="Text_20_body" style:list-style-name="L117">
      <style:text-properties fo:language="en" fo:country="GB" officeooo:rsid="004f7466" officeooo:paragraph-rsid="007988ca"/>
    </style:style>
    <style:style style:name="P1576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577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578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579" style:family="paragraph" style:parent-style-name="Text_20_body" style:list-style-name="L127">
      <style:text-properties fo:language="en" fo:country="GB" officeooo:rsid="00652141" officeooo:paragraph-rsid="007988ca"/>
    </style:style>
    <style:style style:name="P1580" style:family="paragraph" style:parent-style-name="Text_20_body" style:list-style-name="L131">
      <style:text-properties fo:language="en" fo:country="GB" officeooo:paragraph-rsid="00812f3a"/>
    </style:style>
    <style:style style:name="P1581" style:family="paragraph" style:parent-style-name="Text_20_body" style:list-style-name="L137">
      <style:text-properties fo:language="en" fo:country="GB" officeooo:rsid="008e41d6" officeooo:paragraph-rsid="00812f3a"/>
    </style:style>
    <style:style style:name="P1582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583" style:family="paragraph" style:parent-style-name="Text_20_body" style:list-style-name="L144">
      <style:text-properties fo:language="en" fo:country="GB" officeooo:paragraph-rsid="00614a64"/>
    </style:style>
    <style:style style:name="P1584" style:family="paragraph" style:parent-style-name="Text_20_body" style:list-style-name="L145">
      <style:text-properties fo:language="en" fo:country="GB" officeooo:paragraph-rsid="00614a64"/>
    </style:style>
    <style:style style:name="P1585" style:family="paragraph" style:parent-style-name="Text_20_body" style:list-style-name="L147">
      <style:text-properties fo:language="en" fo:country="GB" officeooo:paragraph-rsid="00614a64"/>
    </style:style>
    <style:style style:name="P1586" style:family="paragraph" style:parent-style-name="Text_20_body" style:list-style-name="L148">
      <style:text-properties fo:language="en" fo:country="GB" officeooo:paragraph-rsid="00614a64"/>
    </style:style>
    <style:style style:name="P1587" style:family="paragraph" style:parent-style-name="Text_20_body" style:list-style-name="L149">
      <style:text-properties fo:language="en" fo:country="GB" officeooo:paragraph-rsid="00614a64"/>
    </style:style>
    <style:style style:name="P1588" style:family="paragraph" style:parent-style-name="Text_20_body" style:list-style-name="L150">
      <style:text-properties fo:language="en" fo:country="GB" officeooo:paragraph-rsid="00614a64"/>
    </style:style>
    <style:style style:name="P1589" style:family="paragraph" style:parent-style-name="Text_20_body" style:list-style-name="L151">
      <style:text-properties fo:language="en" fo:country="GB" officeooo:paragraph-rsid="00614a64"/>
    </style:style>
    <style:style style:name="P1590" style:family="paragraph" style:parent-style-name="Text_20_body" style:list-style-name="L153">
      <style:text-properties fo:language="en" fo:country="GB" officeooo:paragraph-rsid="00614a64"/>
    </style:style>
    <style:style style:name="P1591" style:family="paragraph" style:parent-style-name="Text_20_body" style:list-style-name="L154">
      <style:text-properties fo:language="en" fo:country="GB" officeooo:paragraph-rsid="00614a64"/>
    </style:style>
    <style:style style:name="P1592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593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594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595" style:family="paragraph" style:parent-style-name="Text_20_body" style:list-style-name="L158">
      <style:text-properties fo:language="en" fo:country="GB" officeooo:paragraph-rsid="00614a64"/>
    </style:style>
    <style:style style:name="P1596" style:family="paragraph" style:parent-style-name="Text_20_body" style:list-style-name="L159">
      <style:text-properties fo:language="en" fo:country="GB" officeooo:paragraph-rsid="00614a64"/>
    </style:style>
    <style:style style:name="P1597" style:family="paragraph" style:parent-style-name="Text_20_body" style:list-style-name="L160">
      <style:text-properties fo:language="en" fo:country="GB" officeooo:paragraph-rsid="00614a64"/>
    </style:style>
    <style:style style:name="P1598" style:family="paragraph" style:parent-style-name="Text_20_body" style:list-style-name="L161">
      <style:text-properties fo:language="en" fo:country="GB" officeooo:paragraph-rsid="00614a64"/>
    </style:style>
    <style:style style:name="P1599" style:family="paragraph" style:parent-style-name="Text_20_body" style:list-style-name="L162">
      <style:text-properties fo:language="en" fo:country="GB" officeooo:paragraph-rsid="00614a64"/>
    </style:style>
    <style:style style:name="P1600" style:family="paragraph" style:parent-style-name="Text_20_body" style:list-style-name="L163">
      <style:text-properties fo:language="en" fo:country="GB" officeooo:paragraph-rsid="00614a64"/>
    </style:style>
    <style:style style:name="P1601" style:family="paragraph" style:parent-style-name="Text_20_body" style:list-style-name="L164">
      <style:text-properties fo:language="en" fo:country="GB" officeooo:paragraph-rsid="00614a64"/>
    </style:style>
    <style:style style:name="P1602" style:family="paragraph" style:parent-style-name="Text_20_body" style:list-style-name="L165">
      <style:text-properties fo:language="en" fo:country="GB" officeooo:paragraph-rsid="00614a64"/>
    </style:style>
    <style:style style:name="P1603" style:family="paragraph" style:parent-style-name="Text_20_body" style:list-style-name="L166">
      <style:text-properties fo:language="en" fo:country="GB" officeooo:paragraph-rsid="00614a64"/>
    </style:style>
    <style:style style:name="P1604" style:family="paragraph" style:parent-style-name="Text_20_body" style:list-style-name="L167">
      <style:text-properties fo:language="en" fo:country="GB" officeooo:paragraph-rsid="00614a64"/>
    </style:style>
    <style:style style:name="P1605" style:family="paragraph" style:parent-style-name="Text_20_body" style:list-style-name="L168">
      <style:text-properties fo:language="en" fo:country="GB" officeooo:paragraph-rsid="00614a64"/>
    </style:style>
    <style:style style:name="P1606" style:family="paragraph" style:parent-style-name="Text_20_body" style:list-style-name="L169">
      <style:text-properties fo:language="en" fo:country="GB" officeooo:rsid="00062eba" officeooo:paragraph-rsid="00614a64"/>
    </style:style>
    <style:style style:name="P1607" style:family="paragraph" style:parent-style-name="Text_20_body" style:list-style-name="L169">
      <style:text-properties fo:language="en" fo:country="GB" officeooo:paragraph-rsid="00614a64"/>
    </style:style>
    <style:style style:name="P1608" style:family="paragraph" style:parent-style-name="Text_20_body" style:list-style-name="L170">
      <style:text-properties fo:language="en" fo:country="GB" officeooo:paragraph-rsid="00614a64" fo:background-color="#ffff00"/>
    </style:style>
    <style:style style:name="P1609" style:family="paragraph" style:parent-style-name="Text_20_body" style:list-style-name="L171">
      <style:text-properties fo:language="en" fo:country="GB" officeooo:rsid="00086c0a" officeooo:paragraph-rsid="00614a64"/>
    </style:style>
    <style:style style:name="P1610" style:family="paragraph" style:parent-style-name="Text_20_body" style:list-style-name="L172">
      <style:text-properties fo:language="en" fo:country="GB" officeooo:rsid="00086c0a" officeooo:paragraph-rsid="00614a64"/>
    </style:style>
    <style:style style:name="P1611" style:family="paragraph" style:parent-style-name="Text_20_body" style:list-style-name="L172">
      <style:text-properties fo:language="en" fo:country="GB" officeooo:paragraph-rsid="00614a64"/>
    </style:style>
    <style:style style:name="P1612" style:family="paragraph" style:parent-style-name="Text_20_body" style:list-style-name="L173">
      <style:text-properties fo:language="en" fo:country="GB" officeooo:paragraph-rsid="00614a64"/>
    </style:style>
    <style:style style:name="P1613" style:family="paragraph" style:parent-style-name="Text_20_body" style:list-style-name="L173">
      <style:text-properties fo:language="en" fo:country="GB" officeooo:rsid="0009ad9e" officeooo:paragraph-rsid="00614a64"/>
    </style:style>
    <style:style style:name="P1614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615" style:family="paragraph" style:parent-style-name="Text_20_body" style:list-style-name="L175">
      <style:text-properties fo:language="en" fo:country="GB" officeooo:rsid="000b2f9d" officeooo:paragraph-rsid="00614a64"/>
    </style:style>
    <style:style style:name="P1616" style:family="paragraph" style:parent-style-name="Text_20_body" style:list-style-name="L175">
      <style:text-properties fo:language="en" fo:country="GB" officeooo:paragraph-rsid="00614a64"/>
    </style:style>
    <style:style style:name="P1617" style:family="paragraph" style:parent-style-name="Text_20_body" style:list-style-name="L176">
      <style:text-properties fo:language="en" fo:country="GB" officeooo:paragraph-rsid="00614a64"/>
    </style:style>
    <style:style style:name="P1618" style:family="paragraph" style:parent-style-name="Text_20_body" style:list-style-name="L176">
      <style:text-properties fo:language="en" fo:country="GB" officeooo:rsid="001ec2d9" officeooo:paragraph-rsid="00614a64"/>
    </style:style>
    <style:style style:name="P1619" style:family="paragraph" style:parent-style-name="Text_20_body" style:list-style-name="L176">
      <style:text-properties fo:language="en" fo:country="GB" officeooo:rsid="00207916" officeooo:paragraph-rsid="00614a64"/>
    </style:style>
    <style:style style:name="P1620" style:family="paragraph" style:parent-style-name="Text_20_body" style:list-style-name="L188">
      <style:text-properties fo:language="en" fo:country="GB" officeooo:rsid="005ccab3" officeooo:paragraph-rsid="00641e2a"/>
    </style:style>
    <style:style style:name="P1621" style:family="paragraph" style:parent-style-name="Text_20_body" style:list-style-name="L189">
      <style:text-properties fo:language="en" fo:country="GB" officeooo:paragraph-rsid="00641e2a"/>
    </style:style>
    <style:style style:name="P1622" style:family="paragraph" style:parent-style-name="Text_20_body" style:list-style-name="L190">
      <style:text-properties fo:language="en" fo:country="GB" officeooo:paragraph-rsid="00641e2a"/>
    </style:style>
    <style:style style:name="P1623" style:family="paragraph" style:parent-style-name="Text_20_body" style:list-style-name="L191">
      <style:text-properties fo:language="en" fo:country="GB" officeooo:paragraph-rsid="00641e2a"/>
    </style:style>
    <style:style style:name="P1624" style:family="paragraph" style:parent-style-name="Text_20_body" style:list-style-name="L192">
      <style:text-properties fo:language="en" fo:country="GB" officeooo:paragraph-rsid="00641e2a"/>
    </style:style>
    <style:style style:name="P1625" style:family="paragraph" style:parent-style-name="Text_20_body" style:list-style-name="L193">
      <style:text-properties fo:language="en" fo:country="GB" officeooo:paragraph-rsid="00641e2a"/>
    </style:style>
    <style:style style:name="P1626" style:family="paragraph" style:parent-style-name="Text_20_body" style:list-style-name="L194">
      <style:text-properties fo:language="en" fo:country="GB" officeooo:rsid="0065badc" officeooo:paragraph-rsid="00641e2a"/>
    </style:style>
    <style:style style:name="P1627" style:family="paragraph" style:parent-style-name="Text_20_body" style:list-style-name="L199">
      <style:text-properties fo:language="en" fo:country="GB" officeooo:paragraph-rsid="00641e2a"/>
    </style:style>
    <style:style style:name="P1628" style:family="paragraph" style:parent-style-name="Text_20_body" style:list-style-name="L200">
      <style:text-properties fo:language="en" fo:country="GB" officeooo:paragraph-rsid="00641e2a"/>
    </style:style>
    <style:style style:name="P1629" style:family="paragraph" style:parent-style-name="Text_20_body" style:list-style-name="WW8Num21">
      <style:text-properties fo:language="en" fo:country="GB" officeooo:paragraph-rsid="0068cdac"/>
    </style:style>
    <style:style style:name="P1630" style:family="paragraph" style:parent-style-name="Text_20_body" style:list-style-name="WW8Num22">
      <style:text-properties fo:language="en" fo:country="GB" officeooo:paragraph-rsid="0068cdac"/>
    </style:style>
    <style:style style:name="P1631" style:family="paragraph" style:parent-style-name="Text_20_body" style:list-style-name="WW8Num23">
      <style:text-properties fo:language="en" fo:country="GB" officeooo:paragraph-rsid="0068cdac"/>
    </style:style>
    <style:style style:name="P1632" style:family="paragraph" style:parent-style-name="Text_20_body" style:list-style-name="L205">
      <style:text-properties fo:language="en" fo:country="GB" officeooo:paragraph-rsid="0068cdac"/>
    </style:style>
    <style:style style:name="P1633" style:family="paragraph" style:parent-style-name="Text_20_body" style:list-style-name="L206">
      <style:text-properties fo:language="en" fo:country="GB" officeooo:paragraph-rsid="0068cdac"/>
    </style:style>
    <style:style style:name="P1634" style:family="paragraph" style:parent-style-name="Text_20_body" style:list-style-name="L206">
      <style:text-properties fo:language="en" fo:country="GB" officeooo:rsid="000dba28" officeooo:paragraph-rsid="0068cdac"/>
    </style:style>
    <style:style style:name="P1635" style:family="paragraph" style:parent-style-name="Text_20_body" style:list-style-name="L207">
      <style:text-properties fo:language="en" fo:country="GB" officeooo:paragraph-rsid="0068cdac"/>
    </style:style>
    <style:style style:name="P1636" style:family="paragraph" style:parent-style-name="Text_20_body" style:list-style-name="L213">
      <style:text-properties fo:language="en" fo:country="GB" officeooo:paragraph-rsid="0068cdac"/>
    </style:style>
    <style:style style:name="P1637" style:family="paragraph" style:parent-style-name="Text_20_body" style:list-style-name="L219">
      <style:text-properties fo:language="en" fo:country="GB" officeooo:rsid="00423266" officeooo:paragraph-rsid="007ffd82"/>
    </style:style>
    <style:style style:name="P1638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639" style:family="paragraph" style:parent-style-name="Text_20_body" style:list-style-name="L236">
      <style:text-properties fo:language="en" fo:country="GB" officeooo:paragraph-rsid="006a3db8"/>
    </style:style>
    <style:style style:name="P1640" style:family="paragraph" style:parent-style-name="Text_20_body" style:list-style-name="L237">
      <style:text-properties fo:language="en" fo:country="GB" officeooo:paragraph-rsid="006a3db8"/>
    </style:style>
    <style:style style:name="P1641" style:family="paragraph" style:parent-style-name="Text_20_body" style:list-style-name="L238">
      <style:text-properties fo:language="en" fo:country="GB" officeooo:paragraph-rsid="006a3db8"/>
    </style:style>
    <style:style style:name="P1642" style:family="paragraph" style:parent-style-name="Text_20_body" style:list-style-name="L239">
      <style:text-properties fo:language="en" fo:country="GB" officeooo:paragraph-rsid="006a3db8"/>
    </style:style>
    <style:style style:name="P1643" style:family="paragraph" style:parent-style-name="Text_20_body" style:list-style-name="L240">
      <style:text-properties fo:language="en" fo:country="GB" officeooo:paragraph-rsid="006a3db8"/>
    </style:style>
    <style:style style:name="P1644" style:family="paragraph" style:parent-style-name="Text_20_body" style:list-style-name="L241">
      <style:text-properties fo:language="en" fo:country="GB" officeooo:paragraph-rsid="006a3db8"/>
    </style:style>
    <style:style style:name="P1645" style:family="paragraph" style:parent-style-name="Text_20_body" style:list-style-name="L241">
      <style:text-properties fo:language="en" fo:country="GB" officeooo:rsid="0068f98a" officeooo:paragraph-rsid="006a3db8"/>
    </style:style>
    <style:style style:name="P1646" style:family="paragraph" style:parent-style-name="Text_20_body" style:list-style-name="L242">
      <style:text-properties fo:language="en" fo:country="GB" officeooo:paragraph-rsid="006b8ba1"/>
    </style:style>
    <style:style style:name="P1647" style:family="paragraph" style:parent-style-name="Text_20_body" style:list-style-name="L243">
      <style:text-properties fo:language="en" fo:country="GB" officeooo:paragraph-rsid="006b8ba1"/>
    </style:style>
    <style:style style:name="P1648" style:family="paragraph" style:parent-style-name="Text_20_body" style:list-style-name="L244">
      <style:text-properties fo:language="en" fo:country="GB" officeooo:paragraph-rsid="006b8ba1"/>
    </style:style>
    <style:style style:name="P1649" style:family="paragraph" style:parent-style-name="Text_20_body" style:list-style-name="L246">
      <style:text-properties fo:language="en" fo:country="GB" officeooo:paragraph-rsid="006b8ba1"/>
    </style:style>
    <style:style style:name="P1650" style:family="paragraph" style:parent-style-name="Text_20_body" style:list-style-name="L247">
      <style:text-properties fo:language="en" fo:country="GB" officeooo:paragraph-rsid="006b8ba1"/>
    </style:style>
    <style:style style:name="P1651" style:family="paragraph" style:parent-style-name="Text_20_body" style:list-style-name="L248">
      <style:text-properties fo:language="en" fo:country="GB" officeooo:paragraph-rsid="006be636"/>
    </style:style>
    <style:style style:name="P1652" style:family="paragraph" style:parent-style-name="Text_20_body" style:list-style-name="L249">
      <style:text-properties fo:language="en" fo:country="GB" officeooo:paragraph-rsid="0075b356"/>
    </style:style>
    <style:style style:name="P1653" style:family="paragraph" style:parent-style-name="Text_20_body" style:list-style-name="L250">
      <style:text-properties fo:language="en" fo:country="GB" officeooo:paragraph-rsid="006be636"/>
    </style:style>
    <style:style style:name="P1654" style:family="paragraph" style:parent-style-name="Text_20_body" style:list-style-name="L251">
      <style:text-properties fo:language="en" fo:country="GB" officeooo:paragraph-rsid="006be636"/>
    </style:style>
    <style:style style:name="P1655" style:family="paragraph" style:parent-style-name="Text_20_body">
      <style:text-properties fo:language="en" fo:country="GB" officeooo:rsid="00a09282" officeooo:paragraph-rsid="00aa6423"/>
    </style:style>
    <style:style style:name="P1656" style:family="paragraph" style:parent-style-name="Text_20_body">
      <style:text-properties fo:language="en" fo:country="GB" officeooo:rsid="00513773" officeooo:paragraph-rsid="00aad087"/>
    </style:style>
    <style:style style:name="P1657" style:family="paragraph" style:parent-style-name="Text_20_body">
      <style:text-properties fo:language="en" fo:country="GB" officeooo:rsid="0040d95f" officeooo:paragraph-rsid="00aad087"/>
    </style:style>
    <style:style style:name="P1658" style:family="paragraph" style:parent-style-name="Text_20_body">
      <style:text-properties fo:language="en" fo:country="GB" officeooo:rsid="005222c6" officeooo:paragraph-rsid="00aad087"/>
    </style:style>
    <style:style style:name="P1659" style:family="paragraph" style:parent-style-name="Text_20_body">
      <style:text-properties fo:language="en" fo:country="GB" officeooo:rsid="0053fdbd" officeooo:paragraph-rsid="00aad087"/>
    </style:style>
    <style:style style:name="P1660" style:family="paragraph" style:parent-style-name="Text_20_body">
      <style:text-properties fo:language="en" fo:country="GB" officeooo:rsid="0055a12b" officeooo:paragraph-rsid="00aad087"/>
    </style:style>
    <style:style style:name="P1661" style:family="paragraph" style:parent-style-name="Text_20_body" style:list-style-name="L266">
      <style:text-properties fo:language="en" fo:country="GB" officeooo:paragraph-rsid="00aad087"/>
    </style:style>
    <style:style style:name="P1662" style:family="paragraph" style:parent-style-name="Text_20_body">
      <style:text-properties fo:language="en" fo:country="GB" officeooo:rsid="00567e2b" officeooo:paragraph-rsid="00ac3af3"/>
    </style:style>
    <style:style style:name="P1663" style:family="paragraph" style:parent-style-name="Text_20_body" style:list-style-name="L267">
      <style:text-properties fo:language="en" fo:country="GB" officeooo:paragraph-rsid="00ac3af3"/>
    </style:style>
    <style:style style:name="P1664" style:family="paragraph" style:parent-style-name="Text_20_body">
      <style:text-properties fo:language="en" fo:country="GB" officeooo:rsid="0045dcc6" officeooo:paragraph-rsid="00ac3af3"/>
    </style:style>
    <style:style style:name="P1665" style:family="paragraph" style:parent-style-name="Text_20_body">
      <style:text-properties fo:language="en" fo:country="GB" officeooo:paragraph-rsid="00ac3af3"/>
    </style:style>
    <style:style style:name="P1666" style:family="paragraph" style:parent-style-name="Text_20_body">
      <style:text-properties fo:language="en" fo:country="GB" officeooo:rsid="0041e1ac" officeooo:paragraph-rsid="00acffd0"/>
    </style:style>
    <style:style style:name="P1667" style:family="paragraph" style:parent-style-name="Text_20_body" style:list-style-name="L270">
      <style:text-properties fo:language="en" fo:country="GB" officeooo:paragraph-rsid="00acffd0"/>
    </style:style>
    <style:style style:name="P1668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669" style:family="paragraph" style:parent-style-name="Text_20_body">
      <style:text-properties fo:language="en" fo:country="GB" officeooo:paragraph-rsid="00acffd0"/>
    </style:style>
    <style:style style:name="P1670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671" style:family="paragraph" style:parent-style-name="Text_20_body" style:list-style-name="L271">
      <style:text-properties fo:language="en" fo:country="GB" officeooo:paragraph-rsid="00ada44a"/>
    </style:style>
    <style:style style:name="P1672" style:family="paragraph" style:parent-style-name="Text_20_body">
      <style:text-properties fo:language="en" fo:country="GB" officeooo:rsid="00397472" officeooo:paragraph-rsid="00ada44a"/>
    </style:style>
    <style:style style:name="P1673" style:family="paragraph" style:parent-style-name="Text_20_body">
      <style:text-properties fo:language="en" fo:country="GB" officeooo:rsid="00302645" officeooo:paragraph-rsid="00ada44a"/>
    </style:style>
    <style:style style:name="P1674" style:family="paragraph" style:parent-style-name="Text_20_body">
      <style:text-properties fo:language="en" fo:country="GB" officeooo:paragraph-rsid="00ada44a"/>
    </style:style>
    <style:style style:name="P1675" style:family="paragraph" style:parent-style-name="Text_20_body">
      <style:text-properties fo:language="en" fo:country="GB" officeooo:rsid="0041c377" officeooo:paragraph-rsid="00aeaca1"/>
    </style:style>
    <style:style style:name="P1676" style:family="paragraph" style:parent-style-name="Text_20_body">
      <style:text-properties fo:language="en" fo:country="GB" officeooo:rsid="0043f7f2" officeooo:paragraph-rsid="00aeaca1"/>
    </style:style>
    <style:style style:name="P1677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678" style:family="paragraph" style:parent-style-name="Text_20_body">
      <style:text-properties fo:language="en" fo:country="GB" officeooo:rsid="00482b5f" officeooo:paragraph-rsid="00aeaca1"/>
    </style:style>
    <style:style style:name="P1679" style:family="paragraph" style:parent-style-name="Text_20_body">
      <style:text-properties fo:language="en" fo:country="GB" officeooo:rsid="003f47ca" officeooo:paragraph-rsid="00aeaca1"/>
    </style:style>
    <style:style style:name="P1680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681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682" style:family="paragraph" style:parent-style-name="Text_20_body">
      <style:text-properties fo:language="en" fo:country="GB" officeooo:rsid="004af985" officeooo:paragraph-rsid="00aeaca1"/>
    </style:style>
    <style:style style:name="P1683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684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685" style:family="paragraph" style:parent-style-name="Text_20_body">
      <style:text-properties fo:language="en" fo:country="GB" officeooo:paragraph-rsid="00aeaca1"/>
    </style:style>
    <style:style style:name="P1686" style:family="paragraph" style:parent-style-name="Text_20_body">
      <style:text-properties fo:language="en" fo:country="GB" officeooo:paragraph-rsid="00b0432f"/>
    </style:style>
    <style:style style:name="P1687" style:family="paragraph" style:parent-style-name="Text_20_body">
      <style:text-properties fo:language="en" fo:country="GB" officeooo:rsid="00ab09b8" officeooo:paragraph-rsid="00b2c9ec"/>
    </style:style>
    <style:style style:name="P1688" style:family="paragraph" style:parent-style-name="Text_20_body">
      <style:text-properties fo:language="en" fo:country="GB" officeooo:rsid="00ab3769" officeooo:paragraph-rsid="00b2c9ec"/>
    </style:style>
    <style:style style:name="P1689" style:family="paragraph" style:parent-style-name="Text_20_body">
      <style:text-properties fo:language="en" fo:country="GB" officeooo:rsid="00ace12f" officeooo:paragraph-rsid="00b2c9ec"/>
    </style:style>
    <style:style style:name="P1690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691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692" style:family="paragraph" style:parent-style-name="Text_20_body">
      <style:text-properties fo:language="en" fo:country="GB" officeooo:rsid="0077bfa1" officeooo:paragraph-rsid="00b2c9ec"/>
    </style:style>
    <style:style style:name="P1693" style:family="paragraph" style:parent-style-name="Text_20_body">
      <style:text-properties fo:language="en" fo:country="GB" officeooo:rsid="00801d3b" officeooo:paragraph-rsid="00b2c9ec"/>
    </style:style>
    <style:style style:name="P1694" style:family="paragraph" style:parent-style-name="Text_20_body">
      <style:text-properties fo:language="en" fo:country="GB" officeooo:rsid="007394fd" officeooo:paragraph-rsid="00b2c9ec"/>
    </style:style>
    <style:style style:name="P1695" style:family="paragraph" style:parent-style-name="Text_20_body">
      <style:text-properties fo:language="en" fo:country="GB" officeooo:rsid="00b31d3d" officeooo:paragraph-rsid="00b2c9ec"/>
    </style:style>
    <style:style style:name="P1696" style:family="paragraph" style:parent-style-name="Text_20_body">
      <style:text-properties fo:language="en" fo:country="GB" officeooo:rsid="00b44907" officeooo:paragraph-rsid="00b2c9ec"/>
    </style:style>
    <style:style style:name="P1697" style:family="paragraph" style:parent-style-name="Text_20_body">
      <style:text-properties fo:language="en" fo:country="GB" officeooo:rsid="00b80b02" officeooo:paragraph-rsid="00b2c9ec"/>
    </style:style>
    <style:style style:name="P1698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699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700" style:family="paragraph" style:parent-style-name="Text_20_body">
      <style:text-properties fo:language="en" fo:country="GB" officeooo:paragraph-rsid="00b2c9ec"/>
    </style:style>
    <style:style style:name="P1701" style:family="paragraph" style:parent-style-name="Text_20_body">
      <style:text-properties fo:language="en" fo:country="GB" officeooo:rsid="01134a3a" officeooo:paragraph-rsid="00b4674b"/>
    </style:style>
    <style:style style:name="P1702" style:family="paragraph" style:parent-style-name="Text_20_body" style:list-style-name="L12">
      <style:text-properties officeooo:paragraph-rsid="0056224f"/>
    </style:style>
    <style:style style:name="P1703" style:family="paragraph" style:parent-style-name="Text_20_body" style:list-style-name="L15">
      <style:text-properties officeooo:paragraph-rsid="0056224f"/>
    </style:style>
    <style:style style:name="P1704" style:family="paragraph" style:parent-style-name="Text_20_body" style:list-style-name="L16">
      <style:text-properties officeooo:paragraph-rsid="0056224f"/>
    </style:style>
    <style:style style:name="P1705" style:family="paragraph" style:parent-style-name="Text_20_body" style:list-style-name="L17">
      <style:text-properties officeooo:paragraph-rsid="0056224f"/>
    </style:style>
    <style:style style:name="P1706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707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708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709" style:family="paragraph" style:parent-style-name="Text_20_body">
      <style:paragraph-properties fo:text-align="justify" style:justify-single-word="false"/>
      <style:text-properties officeooo:paragraph-rsid="00b2c9ec"/>
    </style:style>
    <style:style style:name="P1710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711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712" style:family="paragraph" style:parent-style-name="Text_20_body">
      <style:paragraph-properties fo:text-align="start" style:justify-single-word="false"/>
      <style:text-properties officeooo:paragraph-rsid="00b2c9ec"/>
    </style:style>
    <style:style style:name="P1713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714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715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716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717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718" style:family="paragraph" style:parent-style-name="Text_20_body" style:list-style-name="L36">
      <style:text-properties fo:language="en" fo:country="US" officeooo:paragraph-rsid="009492f5"/>
    </style:style>
    <style:style style:name="P1719" style:family="paragraph" style:parent-style-name="Text_20_body" style:list-style-name="L36">
      <style:text-properties fo:language="en" fo:country="US" officeooo:rsid="0110ba74" officeooo:paragraph-rsid="009492f5"/>
    </style:style>
    <style:style style:name="P1720" style:family="paragraph" style:parent-style-name="Text_20_body" style:list-style-name="L137">
      <style:text-properties fo:language="en" fo:country="US" officeooo:paragraph-rsid="00812f3a"/>
    </style:style>
    <style:style style:name="P1721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722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723" style:family="paragraph" style:parent-style-name="Text_20_body" style:list-style-name="L320">
      <style:text-properties fo:language="en" fo:country="US" officeooo:paragraph-rsid="00b2c9ec"/>
    </style:style>
    <style:style style:name="P1724" style:family="paragraph" style:parent-style-name="Text_20_body" style:list-style-name="L36">
      <style:text-properties officeooo:paragraph-rsid="009492f5"/>
    </style:style>
    <style:style style:name="P1725" style:family="paragraph" style:parent-style-name="Text_20_body" style:list-style-name="L41"/>
    <style:style style:name="P1726" style:family="paragraph" style:parent-style-name="Text_20_body" style:list-style-name="L41">
      <style:text-properties fo:font-weight="normal" style:font-weight-asian="normal" style:font-weight-complex="normal"/>
    </style:style>
    <style:style style:name="P1727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728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729" style:family="paragraph" style:parent-style-name="Text_20_body">
      <style:text-properties fo:font-weight="normal" officeooo:paragraph-rsid="00b2f2aa" style:font-weight-asian="normal" style:font-weight-complex="normal"/>
    </style:style>
    <style:style style:name="P1730" style:family="paragraph" style:parent-style-name="Text_20_body" style:list-style-name="L78">
      <style:text-properties officeooo:paragraph-rsid="00589a4c"/>
    </style:style>
    <style:style style:name="P1731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32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33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34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35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3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7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8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9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0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1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2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3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4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5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6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7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8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49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0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1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2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3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4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5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6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7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8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59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0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1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762" style:family="paragraph" style:parent-style-name="Text_20_body" style:list-style-name="L136">
      <style:text-properties officeooo:paragraph-rsid="00812f3a"/>
    </style:style>
    <style:style style:name="P1763" style:family="paragraph" style:parent-style-name="Text_20_body" style:list-style-name="L137">
      <style:text-properties officeooo:paragraph-rsid="00812f3a"/>
    </style:style>
    <style:style style:name="P1764" style:family="paragraph" style:parent-style-name="Text_20_body" style:list-style-name="L183">
      <style:text-properties officeooo:paragraph-rsid="00614a64"/>
    </style:style>
    <style:style style:name="P1765" style:family="paragraph" style:parent-style-name="Text_20_body" style:list-style-name="L187">
      <style:text-properties officeooo:paragraph-rsid="00614a64"/>
    </style:style>
    <style:style style:name="P1766" style:family="paragraph" style:parent-style-name="Text_20_body" style:list-style-name="WWNum113"/>
    <style:style style:name="P1767" style:family="paragraph" style:parent-style-name="Text_20_body" style:list-style-name="L243">
      <style:text-properties officeooo:paragraph-rsid="006b8ba1"/>
    </style:style>
    <style:style style:name="P1768" style:family="paragraph" style:parent-style-name="Text_20_body" style:list-style-name="L244">
      <style:text-properties officeooo:paragraph-rsid="006b8ba1"/>
    </style:style>
    <style:style style:name="P1769" style:family="paragraph" style:parent-style-name="Text_20_body" style:list-style-name="L247">
      <style:text-properties officeooo:paragraph-rsid="006b8ba1"/>
    </style:style>
    <style:style style:name="P1770" style:family="paragraph" style:parent-style-name="Text_20_body" style:list-style-name="L249">
      <style:text-properties officeooo:paragraph-rsid="006be636"/>
    </style:style>
    <style:style style:name="P1771" style:family="paragraph" style:parent-style-name="Text_20_body" style:list-style-name="L249">
      <style:text-properties officeooo:paragraph-rsid="0075b356"/>
    </style:style>
    <style:style style:name="P1772" style:family="paragraph" style:parent-style-name="Text_20_body" style:list-style-name="L253">
      <style:text-properties officeooo:paragraph-rsid="00953a0b"/>
    </style:style>
    <style:style style:name="P1773" style:family="paragraph" style:parent-style-name="Text_20_body" style:list-style-name="L254">
      <style:text-properties officeooo:paragraph-rsid="00953a0b"/>
    </style:style>
    <style:style style:name="P1774" style:family="paragraph" style:parent-style-name="Text_20_body" style:list-style-name="L255">
      <style:text-properties officeooo:paragraph-rsid="00953a0b"/>
    </style:style>
    <style:style style:name="P1775" style:family="paragraph" style:parent-style-name="Text_20_body" style:list-style-name="L256">
      <style:text-properties officeooo:paragraph-rsid="00953a0b"/>
    </style:style>
    <style:style style:name="P1776" style:family="paragraph" style:parent-style-name="Text_20_body" style:list-style-name="L257">
      <style:text-properties officeooo:paragraph-rsid="00953a0b"/>
    </style:style>
    <style:style style:name="P1777" style:family="paragraph" style:parent-style-name="Text_20_body" style:list-style-name="L258">
      <style:text-properties officeooo:paragraph-rsid="00953a0b"/>
    </style:style>
    <style:style style:name="P1778" style:family="paragraph" style:parent-style-name="Text_20_body" style:list-style-name="L259">
      <style:text-properties officeooo:paragraph-rsid="009df5ab"/>
    </style:style>
    <style:style style:name="P1779" style:family="paragraph" style:parent-style-name="Text_20_body">
      <style:text-properties officeooo:rsid="0013b61e" officeooo:paragraph-rsid="00aa6423"/>
    </style:style>
    <style:style style:name="P1780" style:family="paragraph" style:parent-style-name="Text_20_body"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112aade" officeooo:paragraph-rsid="00b4674b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81" style:family="paragraph" style:parent-style-name="Text_20_body">
      <style:text-properties officeooo:rsid="0040d95f" officeooo:paragraph-rsid="00aad087"/>
    </style:style>
    <style:style style:name="P1782" style:family="paragraph" style:parent-style-name="Text_20_body">
      <style:paragraph-properties fo:text-align="center" style:justify-single-word="false"/>
      <style:text-properties officeooo:paragraph-rsid="00b0432f"/>
    </style:style>
    <style:style style:name="P1783" style:family="paragraph" style:parent-style-name="Text_20_body">
      <style:paragraph-properties fo:text-align="center" style:justify-single-word="false"/>
      <style:text-properties officeooo:paragraph-rsid="00b0a0df"/>
    </style:style>
    <style:style style:name="P1784" style:family="paragraph" style:parent-style-name="Text_20_body">
      <style:paragraph-properties fo:text-align="center" style:justify-single-word="false"/>
      <style:text-properties officeooo:paragraph-rsid="00b2c9ec"/>
    </style:style>
    <style:style style:name="P1785" style:family="paragraph" style:parent-style-name="Text_20_body">
      <style:paragraph-properties fo:text-align="center" style:justify-single-word="false"/>
      <style:text-properties officeooo:paragraph-rsid="00b2f2aa"/>
    </style:style>
    <style:style style:name="P1786" style:family="paragraph" style:parent-style-name="Text_20_body" style:list-style-name="L277">
      <style:text-properties officeooo:paragraph-rsid="00b0432f"/>
    </style:style>
    <style:style style:name="P1787" style:family="paragraph" style:parent-style-name="Text_20_body">
      <style:text-properties officeooo:paragraph-rsid="00b0432f"/>
    </style:style>
    <style:style style:name="P1788" style:family="paragraph" style:parent-style-name="Text_20_body" style:list-style-name="L280">
      <style:text-properties officeooo:paragraph-rsid="00b0a0df"/>
    </style:style>
    <style:style style:name="P1789" style:family="paragraph" style:parent-style-name="Text_20_body" style:list-style-name="L283">
      <style:text-properties officeooo:paragraph-rsid="00b0a0df"/>
    </style:style>
    <style:style style:name="P1790" style:family="paragraph" style:parent-style-name="Text_20_body" style:list-style-name="L284">
      <style:text-properties officeooo:paragraph-rsid="00b0a0df"/>
    </style:style>
    <style:style style:name="P1791" style:family="paragraph" style:parent-style-name="Text_20_body">
      <style:text-properties officeooo:paragraph-rsid="00b0a0df"/>
    </style:style>
    <style:style style:name="P1792" style:family="paragraph" style:parent-style-name="Text_20_body">
      <style:text-properties officeooo:paragraph-rsid="00b1aa77"/>
    </style:style>
    <style:style style:name="P1793" style:family="paragraph" style:parent-style-name="Text_20_body" style:list-style-name="L320">
      <style:text-properties officeooo:paragraph-rsid="00b2c9ec"/>
    </style:style>
    <style:style style:name="P1794" style:family="paragraph" style:parent-style-name="Text_20_body">
      <style:text-properties officeooo:paragraph-rsid="00b2c9ec"/>
    </style:style>
    <style:style style:name="P1795" style:family="paragraph" style:parent-style-name="Text_20_body" style:list-style-name="L330">
      <style:text-properties officeooo:paragraph-rsid="00b2f2aa"/>
    </style:style>
    <style:style style:name="P1796" style:family="paragraph" style:parent-style-name="Text_20_body">
      <style:text-properties officeooo:paragraph-rsid="00b2f2aa"/>
    </style:style>
    <style:style style:name="P1797" style:family="paragraph" style:parent-style-name="Text_20_body">
      <style:text-properties officeooo:paragraph-rsid="00b4674b"/>
    </style:style>
    <style:style style:name="P1798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799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800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801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802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1803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180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1805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06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07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08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1809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1810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181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1812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1813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1814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5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6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7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18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1819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1820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1821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1822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1823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1824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1825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1826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1827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1828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1829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1830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31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32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33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34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835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1836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837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1838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1839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1840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1841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1842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1843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1844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1845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1846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1847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8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49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0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51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1852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1853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1854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1855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1856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1857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1858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1859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186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186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186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1863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1864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1865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1866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1867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1868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1869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1870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1871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1872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1873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1874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5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7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8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79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0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1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5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8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9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0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6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1907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8" style:family="paragraph" style:parent-style-name="Table_20_Contents">
      <style:text-properties officeooo:rsid="0047a281" officeooo:paragraph-rsid="00ac3af3"/>
    </style:style>
    <style:style style:name="P1909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191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1911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1912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1913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1914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1915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1916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1917" style:family="paragraph" style:parent-style-name="Table_20_Contents">
      <style:text-properties fo:language="en" fo:country="GB" officeooo:paragraph-rsid="00b2c9ec"/>
    </style:style>
    <style:style style:name="P1918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1919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1920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1921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1922" style:family="paragraph" style:parent-style-name="Table_20_Contents">
      <style:text-properties officeooo:paragraph-rsid="00b0432f"/>
    </style:style>
    <style:style style:name="P1923" style:family="paragraph" style:parent-style-name="Table_20_Contents">
      <style:text-properties officeooo:paragraph-rsid="00b2c9ec"/>
    </style:style>
    <style:style style:name="P1924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5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1926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4" text:outline-level="1">supported Formats</text:h>
      <text:h text:style-name="P1081" text:outline-level="2"><text:bookmark-start text:name="__RefHeading__6004_280754199"/><text:span text:style-name="T516">13</text:span>.1. <text:span text:style-name="T497">File</text:span><text:bookmark-end text:name="__RefHeading__6004_280754199"/></text:h>
      <text:p text:style-name="P1701">Informative table of the file formats supported by gvSIG: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1904">Format</text:p>
          </table:table-cell>
          <table:table-cell table:style-name="Tabla1.A1" office:value-type="string">
            <text:p text:style-name="P1904">Extensi<text:span text:style-name="T498">o</text:span>n</text:p>
          </table:table-cell>
          <table:table-cell table:style-name="Tabla1.A1" office:value-type="string">
            <text:p text:style-name="P1905">Read</text:p>
          </table:table-cell>
          <table:table-cell table:style-name="Tabla1.A1" office:value-type="string">
            <text:p text:style-name="P1905">Write</text:p>
          </table:table-cell>
          <table:table-cell table:style-name="Tabla1.E1" office:value-type="string">
            <text:p text:style-name="P1904">Not<text:span text:style-name="T499">e</text:span>s</text:p>
          </table:table-cell>
        </table:table-row>
        <table:table-row>
          <table:table-cell table:style-name="Tabla1.A2" office:value-type="string">
            <text:p text:style-name="P1883">DBF</text:p>
          </table:table-cell>
          <table:table-cell table:style-name="Tabla1.A2" office:value-type="string">
            <text:p text:style-name="P1885">.dbf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83"/>
          </table:table-cell>
        </table:table-row>
        <table:table-row>
          <table:table-cell table:style-name="Tabla1.A2" office:value-type="string">
            <text:p text:style-name="P1883">CSV</text:p>
          </table:table-cell>
          <table:table-cell table:style-name="Tabla1.A2" office:value-type="string">
            <text:p text:style-name="P1885">.csv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83"/>
          </table:table-cell>
        </table:table-row>
        <table:table-row>
          <table:table-cell table:style-name="Tabla1.A2" office:value-type="string">
            <text:p text:style-name="P1883">MsEXCEL</text:p>
          </table:table-cell>
          <table:table-cell table:style-name="Tabla1.A2" office:value-type="string">
            <text:p text:style-name="P1885">.xls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83"/>
          </table:table-cell>
        </table:table-row>
        <table:table-row>
          <table:table-cell table:style-name="Tabla1.A2" office:value-type="string">
            <text:p text:style-name="P1887">Shapefile </text:p>
          </table:table-cell>
          <table:table-cell table:style-name="Tabla1.A2" office:value-type="string">
            <text:p text:style-name="P1885">.<text:span text:style-name="T500">shp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83"/>
          </table:table-cell>
        </table:table-row>
        <table:table-row>
          <table:table-cell table:style-name="Tabla1.A2" office:value-type="string">
            <text:p text:style-name="P1888">GML</text:p>
          </table:table-cell>
          <table:table-cell table:style-name="Tabla1.A2" office:value-type="string">
            <text:p text:style-name="P1885">.<text:span text:style-name="T501">gml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83"/>
          </table:table-cell>
        </table:table-row>
        <table:table-row>
          <table:table-cell table:style-name="Tabla1.A2" office:value-type="string">
            <text:p text:style-name="P1889">KML</text:p>
          </table:table-cell>
          <table:table-cell table:style-name="Tabla1.A2" office:value-type="string">
            <text:p text:style-name="P1885">.<text:span text:style-name="T502">kml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83"/>
          </table:table-cell>
        </table:table-row>
        <table:table-row>
          <table:table-cell table:style-name="Tabla1.A2" office:value-type="string">
            <text:p text:style-name="P1890"><text:span text:style-name="T502">DXF (</text:span>Drawing Exchange Format<text:span text:style-name="T502">)</text:span></text:p>
          </table:table-cell>
          <table:table-cell table:style-name="Tabla1.A2" office:value-type="string">
            <text:p text:style-name="P1885">.<text:span text:style-name="T502">dxf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83"/>
          </table:table-cell>
        </table:table-row>
        <table:table-row>
          <table:table-cell table:style-name="Tabla1.A2" office:value-type="string">
            <text:p text:style-name="P1889">DWG (D<text:span text:style-name="T210">rawing)</text:span></text:p>
          </table:table-cell>
          <table:table-cell table:style-name="Tabla1.A2" office:value-type="string">
            <text:p text:style-name="P1885">.<text:span text:style-name="T502">dwg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89"><text:span text:style-name="T499">Supported versions</text:span>: 12, 13, 14, 15, 2004</text:p>
          </table:table-cell>
        </table:table-row>
        <table:table-row>
          <table:table-cell table:style-name="Tabla1.A2" office:value-type="string">
            <text:p text:style-name="P1891">DGN (Design)</text:p>
          </table:table-cell>
          <table:table-cell table:style-name="Tabla1.A2" office:value-type="string">
            <text:p text:style-name="P1885">.<text:span text:style-name="T503">dgn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1"><text:span text:style-name="T499">Supported versions:</text:span> 8</text:p>
          </table:table-cell>
        </table:table-row>
        <table:table-row>
          <table:table-cell table:style-name="Tabla1.A2" office:value-type="string">
            <text:p text:style-name="P1891">NetCDF (Network Common Data Form)</text:p>
          </table:table-cell>
          <table:table-cell table:style-name="Tabla1.A2" office:value-type="string">
            <text:p text:style-name="P1885">.<text:span text:style-name="T503">nc</text:span></text:p>
            <text:p text:style-name="P1885">.<text:span text:style-name="T503">cdf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1">Vectorial <text:span text:style-name="T499">and</text:span> raster</text:p>
          </table:table-cell>
        </table:table-row>
        <table:table-row>
          <table:table-cell table:style-name="Tabla1.A2" office:value-type="string">
            <text:p text:style-name="P1892">ECW (Enhanced Compression Wavelet)</text:p>
          </table:table-cell>
          <table:table-cell table:style-name="Tabla1.A2" office:value-type="string">
            <text:p text:style-name="P1885">.<text:span text:style-name="T504">ecw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1"/>
          </table:table-cell>
        </table:table-row>
        <table:table-row>
          <table:table-cell table:style-name="Tabla1.A2" office:value-type="string">
            <text:p text:style-name="P1892">MrSID (Multiresolution seamless image database)</text:p>
          </table:table-cell>
          <table:table-cell table:style-name="Tabla1.A2" office:value-type="string">
            <text:p text:style-name="P1885">.<text:span text:style-name="T504">sid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1"/>
          </table:table-cell>
        </table:table-row>
        <table:table-row>
          <table:table-cell table:style-name="Tabla1.A2" office:value-type="string">
            <text:p text:style-name="P1893">IMG </text:p>
          </table:table-cell>
          <table:table-cell table:style-name="Tabla1.A2" office:value-type="string">
            <text:p text:style-name="P1885">.<text:span text:style-name="T505">img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3">GIF (Graphics Interchange Format)</text:p>
          </table:table-cell>
          <table:table-cell table:style-name="Tabla1.A2" office:value-type="string">
            <text:p text:style-name="P1885">.<text:span text:style-name="T505">gif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3">TIFF (Tagged Image File Format)</text:p>
          </table:table-cell>
          <table:table-cell table:style-name="Tabla1.A2" office:value-type="string">
            <text:p text:style-name="P1885">.<text:span text:style-name="T505">tiff</text:span></text:p>
            <text:p text:style-name="P1885">.<text:span text:style-name="T505">tif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93">GDAL raster file</text:p>
          </table:table-cell>
        </table:table-row>
        <text:soft-page-break/>
        <table:table-row>
          <table:table-cell table:style-name="Tabla1.A2" office:value-type="string">
            <text:p text:style-name="P1893">JPEG (Joint Photographic Experts Group)</text:p>
          </table:table-cell>
          <table:table-cell table:style-name="Tabla1.A2" office:value-type="string">
            <text:p text:style-name="P1885">.<text:span text:style-name="T506">jpg</text:span></text:p>
            <text:p text:style-name="P1885">.<text:span text:style-name="T506">jpeg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4">JPEG2000</text:p>
          </table:table-cell>
          <table:table-cell table:style-name="Tabla1.A2" office:value-type="string">
            <text:p text:style-name="P1885">.<text:span text:style-name="T506">jp2</text:span></text:p>
            <text:p text:style-name="P1885">.<text:span text:style-name="T506">j2k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4">PNG (Portable Network Graphics)</text:p>
          </table:table-cell>
          <table:table-cell table:style-name="Tabla1.A2" office:value-type="string">
            <text:p text:style-name="P1885">.<text:span text:style-name="T506">png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5">ASCII</text:p>
          </table:table-cell>
          <table:table-cell table:style-name="Tabla1.A2" office:value-type="string">
            <text:p text:style-name="P1885">.<text:span text:style-name="T507">asc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5">RAW</text:p>
          </table:table-cell>
          <table:table-cell table:style-name="Tabla1.A2" office:value-type="string">
            <text:p text:style-name="P1885"/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5">Netpbm format PPM (Portable pixmap format)</text:p>
          </table:table-cell>
          <table:table-cell table:style-name="Tabla1.A2" office:value-type="string">
            <text:p text:style-name="P1885">.<text:span text:style-name="T507">ppm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5">Netpbm format PGM (Portable Graphic format)</text:p>
          </table:table-cell>
          <table:table-cell table:style-name="Tabla1.A2" office:value-type="string">
            <text:p text:style-name="P1885">.<text:span text:style-name="T507">pgm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>
          <table:table-cell table:style-name="Tabla1.A2" office:value-type="string">
            <text:p text:style-name="P1895">Windows Bitmap BMP</text:p>
          </table:table-cell>
          <table:table-cell table:style-name="Tabla1.A2" office:value-type="string">
            <text:p text:style-name="P1885">.<text:span text:style-name="T507">bmp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DAT (ENVI)</text:p>
          </table:table-cell>
          <table:table-cell table:style-name="Tabla1.A2" office:value-type="string">
            <text:p text:style-name="P1885">.<text:span text:style-name="T507">dat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LAN (ERDAS)</text:p>
          </table:table-cell>
          <table:table-cell table:style-name="Tabla1.A2" office:value-type="string">
            <text:p text:style-name="P1885">.<text:span text:style-name="T507">lan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GIS (ERDAS)</text:p>
          </table:table-cell>
          <table:table-cell table:style-name="Tabla1.A2" office:value-type="string">
            <text:p text:style-name="P1885">.<text:span text:style-name="T507">gis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PIX (PCI Geomatics)</text:p>
          </table:table-cell>
          <table:table-cell table:style-name="Tabla1.A2" office:value-type="string">
            <text:p text:style-name="P1885">.<text:span text:style-name="T507">pix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AUX (PCI Geomatics)</text:p>
          </table:table-cell>
          <table:table-cell table:style-name="Tabla1.A2" office:value-type="string">
            <text:p text:style-name="P1885">.<text:span text:style-name="T507">aux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ADF (ESRI Grids)</text:p>
          </table:table-cell>
          <table:table-cell table:style-name="Tabla1.A2" office:value-type="string">
            <text:p text:style-name="P1885">.<text:span text:style-name="T507">adf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<text:span text:style-name="T508">BSB Nautical Chart </text:span>KAP</text:p>
          </table:table-cell>
          <table:table-cell table:style-name="Tabla1.A2" office:value-type="string">
            <text:p text:style-name="P1885">.<text:span text:style-name="T508">kap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<text:span text:style-name="T508">Idrisi Raster </text:span>ERS</text:p>
          </table:table-cell>
          <table:table-cell table:style-name="Tabla1.A2" office:value-type="string">
            <text:p text:style-name="P1885">.<text:span text:style-name="T508">rst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TXT</text:p>
          </table:table-cell>
          <table:table-cell table:style-name="Tabla1.A2" office:value-type="string">
            <text:p text:style-name="P1885">.<text:span text:style-name="T507">txt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ext:soft-page-break/>
        <table:table-row table:style-name="Tabla1.25">
          <table:table-cell table:style-name="Tabla1.A2" office:value-type="string">
            <text:p text:style-name="P1895">RMF <text:span text:style-name="T508">(raster matrix format)</text:span></text:p>
          </table:table-cell>
          <table:table-cell table:style-name="Tabla1.A2" office:value-type="string">
            <text:p text:style-name="P1885">.<text:span text:style-name="T508">rsw</text:span></text:p>
            <text:p text:style-name="P1885">.<text:span text:style-name="T508">mtw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4">No</text:p>
          </table:table-cell>
          <table:table-cell table:style-name="Tabla1.E2" office:value-type="string">
            <text:p text:style-name="P1893">GDAL raster file</text:p>
          </table:table-cell>
        </table:table-row>
        <table:table-row table:style-name="Tabla1.25">
          <table:table-cell table:style-name="Tabla1.A2" office:value-type="string">
            <text:p text:style-name="P1895"><text:span text:style-name="T508">Ilwis Raster Map </text:span>MPL</text:p>
          </table:table-cell>
          <table:table-cell table:style-name="Tabla1.A2" office:value-type="string">
            <text:p text:style-name="P1885">.<text:span text:style-name="T508">mpl</text:span></text:p>
          </table:table-cell>
          <table:table-cell table:style-name="Tabla1.A2" office:value-type="string">
            <text:p text:style-name="P1886">Yes</text:p>
          </table:table-cell>
          <table:table-cell table:style-name="Tabla1.A2" office:value-type="string">
            <text:p text:style-name="P1886">Yes</text:p>
          </table:table-cell>
          <table:table-cell table:style-name="Tabla1.E2" office:value-type="string">
            <text:p text:style-name="P1893">GDAL raster file</text:p>
          </table:table-cell>
        </table:table-row>
      </table:table>
      <text:h text:style-name="P1081" text:outline-level="2"><text:bookmark-start text:name="__RefHeading__19410_1408063077"/><text:span text:style-name="T516">13</text:span>.<text:span text:style-name="T509">2</text:span>. <text:span text:style-name="T510">Remote services</text:span><text:bookmark-end text:name="__RefHeading__19410_1408063077"/></text:h>
      <text:p text:style-name="P1701">Informative table of the remote services supported by gvSIG: 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04">Formato</text:p>
          </table:table-cell>
          <table:table-cell table:style-name="Tabla2.B1" office:value-type="string">
            <text:p text:style-name="P1904">Notas</text:p>
          </table:table-cell>
        </table:table-row>
        <table:table-row>
          <table:table-cell table:style-name="Tabla2.A2" office:value-type="string">
            <text:p text:style-name="P1896">WMS (Web Map Service)</text:p>
          </table:table-cell>
          <table:table-cell table:style-name="Tabla2.B2" office:value-type="string">
            <text:p text:style-name="P1896">v.1.1.0, 1.1.1, 1.3.0</text:p>
          </table:table-cell>
        </table:table-row>
        <table:table-row>
          <table:table-cell table:style-name="Tabla2.A2" office:value-type="string">
            <text:p text:style-name="P1896">WFS (Web Feature Service)</text:p>
          </table:table-cell>
          <table:table-cell table:style-name="Tabla2.B2" office:value-type="string">
            <text:p text:style-name="P1896">v.1.0.0, 1.1.0</text:p>
          </table:table-cell>
        </table:table-row>
        <table:table-row>
          <table:table-cell table:style-name="Tabla2.A2" office:value-type="string">
            <text:p text:style-name="P1896">WMTS (Web Map Tile Service)</text:p>
          </table:table-cell>
          <table:table-cell table:style-name="Tabla2.B2" office:value-type="string">
            <text:p text:style-name="P1896"/>
          </table:table-cell>
        </table:table-row>
        <table:table-row>
          <table:table-cell table:style-name="Tabla2.A2" office:value-type="string">
            <text:p text:style-name="P1896">WCS (Web Coverage Service)</text:p>
          </table:table-cell>
          <table:table-cell table:style-name="Tabla2.B2" office:value-type="string">
            <text:p text:style-name="P1896">v.1.0.0, 1.1.0</text:p>
          </table:table-cell>
        </table:table-row>
        <table:table-row>
          <table:table-cell table:style-name="Tabla2.A2" office:value-type="string">
            <text:p text:style-name="P1896">WMC (Web Map Context)</text:p>
          </table:table-cell>
          <table:table-cell table:style-name="Tabla2.B2" office:value-type="string">
            <text:p text:style-name="P1918">It allows to save the parameters of a WMS layer conection</text:p>
          </table:table-cell>
        </table:table-row>
        <table:table-row>
          <table:table-cell table:style-name="Tabla2.A2" office:value-type="string">
            <text:p text:style-name="P1896">CS-W (Web Catalog Service)</text:p>
          </table:table-cell>
          <table:table-cell table:style-name="Tabla2.B2" office:value-type="string">
            <text:p text:style-name="P1919">v.0.9.0, 2.0.0, 2.0.1, 2.0.2</text:p>
            <text:p text:style-name="P1919">Profiles ebRIM and ISO 19115/19139</text:p>
          </table:table-cell>
        </table:table-row>
        <table:table-row>
          <table:table-cell table:style-name="Tabla2.A2" office:value-type="string">
            <text:p text:style-name="P1896">Z39.50 (Catalog)</text:p>
          </table:table-cell>
          <table:table-cell table:style-name="Tabla2.B2" office:value-type="string">
            <text:p text:style-name="P1919"/>
          </table:table-cell>
        </table:table-row>
        <table:table-row>
          <table:table-cell table:style-name="Tabla2.A2" office:value-type="string">
            <text:p text:style-name="P1896">SRW (Catalog)</text:p>
          </table:table-cell>
          <table:table-cell table:style-name="Tabla2.B2" office:value-type="string">
            <text:p text:style-name="P1919">Z39.50 in web</text:p>
          </table:table-cell>
        </table:table-row>
        <table:table-row>
          <table:table-cell table:style-name="Tabla2.A2" office:value-type="string">
            <text:p text:style-name="P1896">GAZ/WFS-G (Gazetteer)</text:p>
          </table:table-cell>
          <table:table-cell table:style-name="Tabla2.B2" office:value-type="string">
            <text:p text:style-name="P1919">v.0.9.0, 0.9,1</text:p>
          </table:table-cell>
        </table:table-row>
        <table:table-row>
          <table:table-cell table:style-name="Tabla2.A2" office:value-type="string">
            <text:p text:style-name="P1896">ADL (Gazetteer)</text:p>
          </table:table-cell>
          <table:table-cell table:style-name="Tabla2.B2" office:value-type="string">
            <text:p text:style-name="P1919"/>
          </table:table-cell>
        </table:table-row>
        <table:table-row>
          <table:table-cell table:style-name="Tabla2.A2" office:value-type="string">
            <text:p text:style-name="P1896">Geonames (Gazetteer)</text:p>
          </table:table-cell>
          <table:table-cell table:style-name="Tabla2.B2" office:value-type="string">
            <text:p text:style-name="P1919"/>
          </table:table-cell>
        </table:table-row>
        <table:table-row>
          <table:table-cell table:style-name="Tabla2.A2" office:value-type="string">
            <text:p text:style-name="P1896">OSM (Open Street Map)</text:p>
          </table:table-cell>
          <table:table-cell table:style-name="Tabla2.B2" office:value-type="string">
            <text:p text:style-name="P1919"/>
          </table:table-cell>
        </table:table-row>
      </table:table>
      <text:h text:style-name="P1081" text:outline-level="2"><text:bookmark-start text:name="__RefHeading__19412_1408063077"/><text:span text:style-name="T516">13</text:span>.<text:span text:style-name="T509">3</text:span>. <text:span text:style-name="T510">Database</text:span><text:bookmark-end text:name="__RefHeading__19412_1408063077"/></text:h>
      <text:p text:style-name="P1701">Informative table of the <text:span text:style-name="T510">databases </text:span><text:s/>supported by gvSIG:</text:p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row>
          <table:table-cell table:style-name="Tabla3.A1" office:value-type="string">
            <text:p text:style-name="P1904">Formato</text:p>
          </table:table-cell>
          <table:table-cell table:style-name="Tabla3.A1" office:value-type="string">
            <text:p text:style-name="P1904">Lectura</text:p>
          </table:table-cell>
          <table:table-cell table:style-name="Tabla3.A1" office:value-type="string">
            <text:p text:style-name="P1904">Escritura</text:p>
          </table:table-cell>
          <table:table-cell table:style-name="Tabla3.D1" office:value-type="string">
            <text:p text:style-name="P1904">Notas</text:p>
          </table:table-cell>
        </table:table-row>
        <text:soft-page-break/>
        <table:table-row>
          <table:table-cell table:style-name="Tabla3.A2" office:value-type="string">
            <text:p text:style-name="P1896">PostGIS vectorial</text:p>
          </table:table-cell>
          <table:table-cell table:style-name="Tabla3.A2" office:value-type="string">
            <text:p text:style-name="P1886">Yes</text:p>
          </table:table-cell>
          <table:table-cell table:style-name="Tabla3.A2" office:value-type="string">
            <text:p text:style-name="P1886">Yes</text:p>
          </table:table-cell>
          <table:table-cell table:style-name="Tabla3.D2" office:value-type="string">
            <text:p text:style-name="P1896"/>
          </table:table-cell>
        </table:table-row>
        <table:table-row>
          <table:table-cell table:style-name="Tabla3.A2" office:value-type="string">
            <text:p text:style-name="P1896">PostGIS raster</text:p>
          </table:table-cell>
          <table:table-cell table:style-name="Tabla3.A2" office:value-type="string">
            <text:p text:style-name="P1886">Yes</text:p>
          </table:table-cell>
          <table:table-cell table:style-name="Tabla3.A2" office:value-type="string">
            <text:p text:style-name="P1886">Yes</text:p>
          </table:table-cell>
          <table:table-cell table:style-name="Tabla3.D2" office:value-type="string">
            <text:p text:style-name="P1883"/>
          </table:table-cell>
        </table:table-row>
        <table:table-row>
          <table:table-cell table:style-name="Tabla3.A2" office:value-type="string">
            <text:p text:style-name="P1896">MySQL</text:p>
          </table:table-cell>
          <table:table-cell table:style-name="Tabla3.A2" office:value-type="string">
            <text:p text:style-name="P1886">Yes</text:p>
          </table:table-cell>
          <table:table-cell table:style-name="Tabla3.A2" office:value-type="string">
            <text:p text:style-name="P1886">Yes</text:p>
          </table:table-cell>
          <table:table-cell table:style-name="Tabla3.D2" office:value-type="string">
            <text:p text:style-name="P1883"/>
          </table:table-cell>
        </table:table-row>
        <table:table-row>
          <table:table-cell table:style-name="Tabla3.A2" office:value-type="string">
            <text:p text:style-name="P1896">Oracle Spatial / Locator connector</text:p>
          </table:table-cell>
          <table:table-cell table:style-name="Tabla3.A2" office:value-type="string">
            <text:p text:style-name="P1886">Yes</text:p>
          </table:table-cell>
          <table:table-cell table:style-name="Tabla3.A2" office:value-type="string">
            <text:p text:style-name="P1886">Yes</text:p>
          </table:table-cell>
          <table:table-cell table:style-name="Tabla3.D2" office:value-type="string">
            <text:p text:style-name="P1883">Requires manual installation of the Oracle proprietary libraries in gvSIG to work.</text:p>
          </table:table-cell>
        </table:table-row>
        <table:table-row>
          <table:table-cell table:style-name="Tabla3.A2" office:value-type="string">
            <text:p text:style-name="P1896">Database connectors (Generic)</text:p>
          </table:table-cell>
          <table:table-cell table:style-name="Tabla3.A2" office:value-type="string">
            <text:p text:style-name="P1886">Yes</text:p>
          </table:table-cell>
          <table:table-cell table:style-name="Tabla3.A2" office:value-type="string">
            <text:p text:style-name="P1886">Yes</text:p>
          </table:table-cell>
          <table:table-cell table:style-name="Tabla3.D2" office:value-type="string">
            <text:p text:style-name="P1883"/>
          </table:table-cell>
        </table:table-row>
      </table:table>
      <text:h text:style-name="P1081" text:outline-level="2"><text:bookmark-start text:name="__RefHeading___Toc88381_1335549477"/><text:span text:style-name="T516">13</text:span>.<text:span text:style-name="T836">4</text:span>. <text:span text:style-name="T836">OGR</text:span><text:bookmark-end text:name="__RefHeading___Toc88381_1335549477"/></text:h>
      <text:p text:style-name="P1797"><text:bookmark text:name="result_box38"/>The complete list of vector formats supported by OGR can be consulted here: </text:p>
      <text:p text:style-name="P1780"><text:span text:style-name="T852"><text:s/></text:span><text:a xlink:type="simple" xlink:href="http://www.gdal.org/ogr_formats.html" text:style-name="Internet_20_link" text:visited-style-name="Visited_20_Internet_20_Link"><text:span text:style-name="T852">http://www.gdal.org/ogr_formats.html</text:span></text:a><text:span text:style-name="T85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01:09.551000000</dc:date>
    <meta:printed-by>Alvaro Anguix</meta:printed-by>
    <meta:print-date>2007-08-23T12:41:25</meta:print-date>
    <meta:editing-cycles>421</meta:editing-cycles>
    <meta:editing-duration>P3DT8H45M55S</meta:editing-duration>
    <meta:document-statistic meta:table-count="4" meta:image-count="0" meta:object-count="0" meta:page-count="4" meta:paragraph-count="222" meta:word-count="449" meta:character-count="2481" meta:non-whitespace-character-count="2247"/>
    <meta:user-defined meta:name="Info 1"/>
    <meta:user-defined meta:name="Info 2"/>
    <meta:user-defined meta:name="Info 3"/>
    <meta:user-defined meta:name="Info 4"/>
  </office:meta>
</office:document-meta>
</file>